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9" manifest:media-type="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hilanka" officeooo:rsid="054b4122" officeooo:paragraph-rsid="092b7ba3"/>
    </style:style>
    <style:style style:name="P2" style:family="paragraph" style:parent-style-name="Text_20_body">
      <style:text-properties officeooo:rsid="058653ea" officeooo:paragraph-rsid="07da3789"/>
    </style:style>
    <style:style style:name="P3" style:family="paragraph" style:parent-style-name="Text_20_body">
      <style:text-properties officeooo:rsid="0588d74f" officeooo:paragraph-rsid="0590ee7e"/>
    </style:style>
    <style:style style:name="P4" style:family="paragraph" style:parent-style-name="Text_20_body">
      <style:text-properties officeooo:rsid="0588d74f" officeooo:paragraph-rsid="07da3789"/>
    </style:style>
    <style:style style:name="P5" style:family="paragraph" style:parent-style-name="Text_20_body">
      <style:text-properties officeooo:rsid="058e2ec0" officeooo:paragraph-rsid="058e2ec0"/>
    </style:style>
    <style:style style:name="P6" style:family="paragraph" style:parent-style-name="Text_20_body">
      <style:text-properties officeooo:paragraph-rsid="05943109"/>
    </style:style>
    <style:style style:name="P7" style:family="paragraph" style:parent-style-name="Text_20_body">
      <style:text-properties officeooo:paragraph-rsid="05ed6eb7"/>
    </style:style>
    <style:style style:name="P8" style:family="paragraph" style:parent-style-name="Text_20_body">
      <style:text-properties officeooo:rsid="05f953ef" officeooo:paragraph-rsid="05f953ef"/>
    </style:style>
    <style:style style:name="P9" style:family="paragraph" style:parent-style-name="Text_20_body">
      <style:text-properties style:text-position="0% 100%" style:font-name="Liberation Sans" officeooo:rsid="06006a3e" officeooo:paragraph-rsid="06a216bf"/>
    </style:style>
    <style:style style:name="P10" style:family="paragraph" style:parent-style-name="Text_20_body">
      <style:text-properties style:text-position="0% 100%" officeooo:paragraph-rsid="07c55c5c"/>
    </style:style>
    <style:style style:name="P11" style:family="paragraph" style:parent-style-name="Text_20_body">
      <style:text-properties style:text-position="0% 100%" style:font-name="Liberation Sans1" fo:font-size="18.2000007629395pt" fo:font-weight="bold" officeooo:rsid="064ef9b0" officeooo:paragraph-rsid="08b49ed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Text_20_body">
      <style:text-properties officeooo:paragraph-rsid="067af0e9"/>
    </style:style>
    <style:style style:name="P13" style:family="paragraph" style:parent-style-name="Text_20_body">
      <style:paragraph-properties fo:line-height="100%"/>
      <style:text-properties officeooo:paragraph-rsid="05617e65"/>
    </style:style>
    <style:style style:name="P14" style:family="paragraph" style:parent-style-name="Text_20_body">
      <style:text-properties officeooo:paragraph-rsid="06a4f158"/>
    </style:style>
    <style:style style:name="P15" style:family="paragraph" style:parent-style-name="Text_20_body">
      <style:text-properties officeooo:paragraph-rsid="0766b947"/>
    </style:style>
    <style:style style:name="P16" style:family="paragraph" style:parent-style-name="Text_20_body">
      <style:text-properties officeooo:paragraph-rsid="07da7636"/>
    </style:style>
    <style:style style:name="P17" style:family="paragraph" style:parent-style-name="Text_20_body">
      <style:text-properties officeooo:paragraph-rsid="069c542e"/>
    </style:style>
    <style:style style:name="P18" style:family="paragraph" style:parent-style-name="Text_20_body">
      <style:text-properties style:font-name="Liberation Sans1" officeooo:rsid="058a5459" officeooo:paragraph-rsid="07da3789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officeooo:paragraph-rsid="07da3789"/>
    </style:style>
    <style:style style:name="P21" style:family="paragraph" style:parent-style-name="Text_20_body">
      <style:text-properties officeooo:rsid="088b58a0" officeooo:paragraph-rsid="088b58a0"/>
    </style:style>
    <style:style style:name="P22" style:family="paragraph" style:parent-style-name="Text_20_body">
      <style:text-properties officeooo:paragraph-rsid="090a64a9"/>
    </style:style>
    <style:style style:name="P23" style:family="paragraph" style:parent-style-name="Text_20_body">
      <style:text-properties officeooo:rsid="08ae607d" officeooo:paragraph-rsid="08b49ed4"/>
    </style:style>
    <style:style style:name="P24" style:family="paragraph" style:parent-style-name="Text_20_body">
      <style:text-properties officeooo:paragraph-rsid="08c579e3"/>
    </style:style>
    <style:style style:name="P25" style:family="paragraph" style:parent-style-name="Text_20_body">
      <style:text-properties officeooo:paragraph-rsid="08df90e3"/>
    </style:style>
    <style:style style:name="P26" style:family="paragraph" style:parent-style-name="Text_20_body">
      <style:text-properties officeooo:paragraph-rsid="08e04c9d"/>
    </style:style>
    <style:style style:name="P27" style:family="paragraph" style:parent-style-name="Text_20_body">
      <style:text-properties officeooo:paragraph-rsid="08e9663b"/>
    </style:style>
    <style:style style:name="P28" style:family="paragraph" style:parent-style-name="Text_20_body">
      <style:text-properties officeooo:paragraph-rsid="0901b329"/>
    </style:style>
    <style:style style:name="P29" style:family="paragraph" style:parent-style-name="Text_20_body">
      <style:text-properties officeooo:rsid="064fe6dd" officeooo:paragraph-rsid="090a64a9"/>
    </style:style>
    <style:style style:name="P30" style:family="paragraph" style:parent-style-name="Text_20_body">
      <style:text-properties officeooo:rsid="09100aae" officeooo:paragraph-rsid="09100aae"/>
    </style:style>
    <style:style style:name="P31" style:family="paragraph" style:parent-style-name="Text_20_body">
      <style:text-properties officeooo:paragraph-rsid="09100aae"/>
    </style:style>
    <style:style style:name="P32" style:family="paragraph" style:parent-style-name="Text_20_body">
      <style:text-properties officeooo:paragraph-rsid="091099f9"/>
    </style:style>
    <style:style style:name="P33" style:family="paragraph" style:parent-style-name="Text_20_body">
      <style:text-properties style:font-name="Liberation Sans" officeooo:rsid="08db572d" officeooo:paragraph-rsid="08db572d"/>
    </style:style>
    <style:style style:name="P34" style:family="paragraph" style:parent-style-name="Title">
      <style:paragraph-properties fo:line-height="100%"/>
      <style:text-properties officeooo:rsid="05617e65" officeooo:paragraph-rsid="05617e65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officeooo:rsid="0704174f" officeooo:paragraph-rsid="08e9663b"/>
    </style:style>
    <style:style style:name="P38" style:family="paragraph" style:parent-style-name="Table_20_Contents">
      <style:text-properties style:font-name="Liberation Sans" officeooo:rsid="07064c99" officeooo:paragraph-rsid="08e9663b"/>
    </style:style>
    <style:style style:name="P39" style:family="paragraph" style:parent-style-name="Table_20_Contents">
      <style:text-properties officeooo:rsid="07116ea1" officeooo:paragraph-rsid="08e9663b"/>
    </style:style>
    <style:style style:name="P40" style:family="paragraph" style:parent-style-name="Table_20_Contents">
      <style:text-properties officeooo:rsid="07161ba8" officeooo:paragraph-rsid="08e9663b"/>
    </style:style>
    <style:style style:name="P41" style:family="paragraph" style:parent-style-name="Table_20_Contents">
      <style:text-properties officeooo:rsid="071e1016" officeooo:paragraph-rsid="08e9663b"/>
    </style:style>
    <style:style style:name="P42" style:family="paragraph" style:parent-style-name="Table_20_Contents">
      <style:text-properties officeooo:rsid="07243641" officeooo:paragraph-rsid="08e9663b"/>
    </style:style>
    <style:style style:name="P43" style:family="paragraph" style:parent-style-name="Table_20_Contents">
      <style:text-properties officeooo:paragraph-rsid="08e9663b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6" style:family="paragraph" style:parent-style-name="Heading_20_1" style:list-style-name="">
      <style:text-properties style:text-position="0% 100%" style:font-name="Liberation Sans" officeooo:rsid="06bb8fee" officeooo:paragraph-rsid="080e946c"/>
    </style:style>
    <style:style style:name="P47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8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9" style:family="paragraph" style:parent-style-name="Heading_20_1">
      <style:text-properties officeooo:paragraph-rsid="08510380"/>
    </style:style>
    <style:style style:name="P50" style:family="paragraph" style:parent-style-name="Heading_20_1">
      <style:text-properties officeooo:paragraph-rsid="08501ab0"/>
    </style:style>
    <style:style style:name="P51" style:family="paragraph" style:parent-style-name="Heading_20_1">
      <style:paragraph-properties fo:break-before="page"/>
      <style:text-properties style:font-name="Liberation Sans1" fo:font-size="18.2000007629395pt" fo:font-weight="bold" officeooo:rsid="07b456ac" officeooo:paragraph-rsid="077c95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2">
      <style:text-properties officeooo:paragraph-rsid="082e48ac"/>
    </style:style>
    <style:style style:name="P53" style:family="paragraph" style:parent-style-name="Heading_20_2">
      <style:text-properties fo:font-size="14pt" style:font-size-asian="14pt" style:font-size-complex="14pt"/>
    </style:style>
    <style:style style:name="P54" style:family="paragraph" style:parent-style-name="Heading_20_2">
      <style:text-properties fo:font-size="14pt" officeooo:paragraph-rsid="08e9663b" style:font-size-asian="14pt" style:font-size-complex="14pt"/>
    </style:style>
    <style:style style:name="P55" style:family="paragraph" style:parent-style-name="Heading_20_2">
      <style:text-properties fo:font-size="14pt" fo:font-weight="bold" officeooo:paragraph-rsid="08dd28e2" style:font-size-asian="14pt" style:font-weight-asian="bold" style:font-size-complex="14pt" style:font-weight-complex="bold"/>
    </style:style>
    <style:style style:name="P56" style:family="paragraph" style:parent-style-name="Heading_20_2">
      <style:text-properties officeooo:paragraph-rsid="090a64a9"/>
    </style:style>
    <style:style style:name="P57" style:family="paragraph" style:parent-style-name="Heading_20_2">
      <style:text-properties officeooo:rsid="088a5d9e" officeooo:paragraph-rsid="088a5d9e"/>
    </style:style>
    <style:style style:name="P58" style:family="paragraph" style:parent-style-name="Heading_20_2">
      <style:text-properties officeooo:paragraph-rsid="091e3e8a"/>
    </style:style>
    <style:style style:name="P59" style:family="paragraph" style:parent-style-name="Heading_20_2">
      <style:text-properties officeooo:rsid="09184444" officeooo:paragraph-rsid="0919db0f"/>
    </style:style>
    <style:style style:name="P60" style:family="paragraph" style:parent-style-name="Heading_20_2">
      <style:text-properties officeooo:paragraph-rsid="08b49ed4"/>
    </style:style>
    <style:style style:name="P61" style:family="paragraph" style:parent-style-name="Heading_20_2">
      <style:text-properties style:text-position="0% 100%" style:font-name="Liberation Sans1" fo:font-size="14pt" fo:font-weight="bold" officeooo:rsid="0901b329" officeooo:paragraph-rsid="0901b329" style:font-name-asian="Noto Sans CJK SC" style:font-size-asian="14pt" style:font-weight-asian="bold" style:font-name-complex="Lohit Devanagari" style:font-size-complex="14pt" style:font-weight-complex="bold"/>
    </style:style>
    <style:style style:name="P62" style:family="paragraph" style:parent-style-name="Heading_20_2">
      <style:text-properties officeooo:paragraph-rsid="092052c2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Text_20_body" style:list-style-name="L1">
      <style:text-properties officeooo:rsid="07679751" officeooo:paragraph-rsid="076d7cdd"/>
    </style:style>
    <style:style style:name="P65" style:family="paragraph" style:parent-style-name="Text_20_body" style:list-style-name="L1">
      <style:text-properties officeooo:rsid="0771216b" officeooo:paragraph-rsid="0771216b"/>
    </style:style>
    <style:style style:name="P66" style:family="paragraph" style:parent-style-name="Text_20_body" style:list-style-name="L1">
      <style:text-properties officeooo:rsid="0771216b" officeooo:paragraph-rsid="077733b4"/>
    </style:style>
    <style:style style:name="P67" style:family="paragraph" style:parent-style-name="Text_20_body" style:list-style-name="L2">
      <style:text-properties officeooo:paragraph-rsid="082e48ac"/>
    </style:style>
    <style:style style:name="P68" style:family="paragraph" style:parent-style-name="Text_20_body" style:list-style-name="L3">
      <style:text-properties officeooo:paragraph-rsid="05d1d9bb"/>
    </style:style>
    <style:style style:name="P69" style:family="paragraph" style:parent-style-name="Text_20_body" style:list-style-name="L3">
      <style:text-properties officeooo:paragraph-rsid="05d5b43f"/>
    </style:style>
    <style:style style:name="P70" style:family="paragraph" style:parent-style-name="Text_20_body" style:list-style-name="L3">
      <style:text-properties officeooo:paragraph-rsid="05e14af3"/>
    </style:style>
    <style:style style:name="P71" style:family="paragraph" style:parent-style-name="Text_20_body" style:list-style-name="L3">
      <style:text-properties officeooo:rsid="05bd5378" officeooo:paragraph-rsid="05d1d9bb"/>
    </style:style>
    <style:style style:name="P72" style:family="paragraph" style:parent-style-name="Text_20_body" style:list-style-name="L3">
      <style:text-properties officeooo:rsid="0588d74f" officeooo:paragraph-rsid="05db193f"/>
    </style:style>
    <style:style style:name="P73" style:family="paragraph" style:parent-style-name="Text_20_body" style:list-style-name="L4">
      <style:text-properties officeooo:rsid="05e8c408" officeooo:paragraph-rsid="05e8c408"/>
    </style:style>
    <style:style style:name="P74" style:family="paragraph" style:parent-style-name="Text_20_body" style:list-style-name="L4">
      <style:text-properties officeooo:rsid="05ea05e8" officeooo:paragraph-rsid="083f0e60"/>
    </style:style>
    <style:style style:name="P75" style:family="paragraph" style:parent-style-name="Text_20_body" style:list-style-name="L4">
      <style:text-properties officeooo:rsid="05edca2f" officeooo:paragraph-rsid="05edca2f"/>
    </style:style>
    <style:style style:name="P76" style:family="paragraph" style:parent-style-name="Text_20_body" style:list-style-name="L4">
      <style:text-properties style:text-position="0% 100%" officeooo:rsid="05ea05e8" officeooo:paragraph-rsid="05f367cf"/>
    </style:style>
    <style:style style:name="P77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78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79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80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81" style:family="paragraph" style:parent-style-name="Text_20_body" style:list-style-name="L9">
      <style:text-properties style:text-position="0% 100%" style:font-name="Liberation Sans" fo:font-size="12pt" fo:font-weight="normal" officeooo:rsid="08e0ce56" officeooo:paragraph-rsid="08e04c9d" style:font-name-asian="Noto Sans CJK SC" style:font-size-asian="12pt" style:font-weight-asian="normal" style:font-name-complex="Lohit Devanagari" style:font-size-complex="12pt" style:font-weight-complex="normal"/>
    </style:style>
    <style:style style:name="P82" style:family="paragraph" style:parent-style-name="Text_20_body" style:list-style-name="L5">
      <style:text-properties officeooo:paragraph-rsid="064957db"/>
    </style:style>
    <style:style style:name="P83" style:family="paragraph" style:parent-style-name="Text_20_body" style:list-style-name="L7">
      <style:text-properties officeooo:paragraph-rsid="090a64a9"/>
    </style:style>
    <style:style style:name="P84" style:family="paragraph" style:parent-style-name="Text_20_body" style:list-style-name="L7">
      <style:text-properties officeooo:rsid="065429ba" officeooo:paragraph-rsid="090a64a9"/>
    </style:style>
    <style:style style:name="P85" style:family="paragraph" style:parent-style-name="Text_20_body" style:list-style-name="L8">
      <style:text-properties officeooo:paragraph-rsid="0611fb82"/>
    </style:style>
    <style:style style:name="P86" style:family="paragraph" style:parent-style-name="Text_20_body" style:list-style-name="L8">
      <style:text-properties officeooo:paragraph-rsid="061f2b07"/>
    </style:style>
    <style:style style:name="P87" style:family="paragraph" style:parent-style-name="Text_20_body" style:list-style-name="L8">
      <style:text-properties officeooo:paragraph-rsid="0875272a"/>
    </style:style>
    <style:style style:name="P88" style:family="paragraph" style:parent-style-name="Text_20_body" style:list-style-name="L8">
      <style:text-properties officeooo:rsid="06136014" officeooo:paragraph-rsid="06136014"/>
    </style:style>
    <style:style style:name="P89" style:family="paragraph" style:parent-style-name="Text_20_body" style:list-style-name="L8">
      <style:text-properties officeooo:rsid="06136014" officeooo:paragraph-rsid="0870f9a0"/>
    </style:style>
    <style:style style:name="T1" style:family="text">
      <style:text-properties officeooo:rsid="092b7ba3"/>
    </style:style>
    <style:style style:name="T2" style:family="text">
      <style:text-properties officeooo:rsid="05877409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5943109"/>
    </style:style>
    <style:style style:name="T5" style:family="text">
      <style:text-properties style:font-name="Liberation Sans" officeooo:rsid="05f001bc"/>
    </style:style>
    <style:style style:name="T6" style:family="text">
      <style:text-properties style:font-name="Liberation Sans" officeooo:rsid="067d47b7"/>
    </style:style>
    <style:style style:name="T7" style:family="text">
      <style:text-properties style:font-name="Liberation Sans" officeooo:rsid="0693615a"/>
    </style:style>
    <style:style style:name="T8" style:family="text">
      <style:text-properties style:font-name="Liberation Sans" officeooo:rsid="07389166"/>
    </style:style>
    <style:style style:name="T9" style:family="text">
      <style:text-properties style:font-name="Liberation Sans" officeooo:rsid="0766b947"/>
    </style:style>
    <style:style style:name="T10" style:family="text">
      <style:text-properties style:font-name="Liberation Sans" officeooo:rsid="0785da94"/>
    </style:style>
    <style:style style:name="T11" style:family="text">
      <style:text-properties style:font-name="Liberation Sans" officeooo:rsid="0795651c"/>
    </style:style>
    <style:style style:name="T12" style:family="text">
      <style:text-properties style:font-name="Liberation Sans" officeooo:rsid="0789e36f"/>
    </style:style>
    <style:style style:name="T13" style:family="text">
      <style:text-properties style:font-name="Liberation Sans" officeooo:rsid="0791d810"/>
    </style:style>
    <style:style style:name="T14" style:family="text">
      <style:text-properties style:font-name="Liberation Sans" officeooo:rsid="08266a6c"/>
    </style:style>
    <style:style style:name="T15" style:family="text">
      <style:text-properties style:font-name="Liberation Sans" officeooo:rsid="07a21878"/>
    </style:style>
    <style:style style:name="T16" style:family="text">
      <style:text-properties style:font-name="Liberation Sans" officeooo:rsid="077ee72c"/>
    </style:style>
    <style:style style:name="T17" style:family="text">
      <style:text-properties style:font-name="Liberation Sans" officeooo:rsid="082e48ac"/>
    </style:style>
    <style:style style:name="T18" style:family="text">
      <style:text-properties style:font-name="Liberation Sans" officeooo:rsid="09100aae"/>
    </style:style>
    <style:style style:name="T19" style:family="text">
      <style:text-properties style:font-name="Liberation Sans" officeooo:rsid="091099f9"/>
    </style:style>
    <style:style style:name="T20" style:family="text">
      <style:text-properties style:font-name="Liberation Sans" officeooo:rsid="09278e21"/>
    </style:style>
    <style:style style:name="T21" style:family="text">
      <style:text-properties style:font-name="Liberation Sans1" officeooo:rsid="05943109"/>
    </style:style>
    <style:style style:name="T22" style:family="text">
      <style:text-properties style:font-name="Liberation Sans1" officeooo:rsid="059762f5"/>
    </style:style>
    <style:style style:name="T23" style:family="text">
      <style:text-properties style:font-name="Liberation Sans1" officeooo:rsid="058a5459"/>
    </style:style>
    <style:style style:name="T24" style:family="text">
      <style:text-properties officeooo:rsid="059762f5"/>
    </style:style>
    <style:style style:name="T25" style:family="text">
      <style:text-properties officeooo:rsid="05bd619f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5bebd3f"/>
    </style:style>
    <style:style style:name="T28" style:family="text">
      <style:text-properties style:text-position="0% 100%" officeooo:rsid="05bd619f"/>
    </style:style>
    <style:style style:name="T29" style:family="text">
      <style:text-properties style:text-position="0% 100%" officeooo:rsid="05bf88f8"/>
    </style:style>
    <style:style style:name="T30" style:family="text">
      <style:text-properties style:text-position="0% 100%" officeooo:rsid="05c58a33"/>
    </style:style>
    <style:style style:name="T31" style:family="text">
      <style:text-properties style:text-position="0% 100%" officeooo:rsid="05bd5378"/>
    </style:style>
    <style:style style:name="T32" style:family="text">
      <style:text-properties style:text-position="0% 100%" officeooo:rsid="05cff9d0"/>
    </style:style>
    <style:style style:name="T33" style:family="text">
      <style:text-properties style:text-position="0% 100%" officeooo:rsid="05d5b43f"/>
    </style:style>
    <style:style style:name="T34" style:family="text">
      <style:text-properties style:text-position="0% 100%" officeooo:rsid="05ddac25"/>
    </style:style>
    <style:style style:name="T35" style:family="text">
      <style:text-properties style:text-position="0% 100%" style:font-name="Liberation Sans"/>
    </style:style>
    <style:style style:name="T36" style:family="text">
      <style:text-properties style:text-position="0% 100%" style:font-name="Liberation Sans" officeooo:rsid="0588d74f"/>
    </style:style>
    <style:style style:name="T37" style:family="text">
      <style:text-properties style:text-position="0% 100%" style:font-name="Liberation Sans" officeooo:rsid="05e14af3"/>
    </style:style>
    <style:style style:name="T38" style:family="text">
      <style:text-properties style:text-position="0% 100%" style:font-name="Liberation Sans" officeooo:rsid="05f001bc"/>
    </style:style>
    <style:style style:name="T39" style:family="text">
      <style:text-properties style:text-position="0% 100%" style:font-name="Liberation Sans" officeooo:rsid="05ed6eb7"/>
    </style:style>
    <style:style style:name="T40" style:family="text">
      <style:text-properties style:text-position="0% 100%" style:font-name="Liberation Sans" officeooo:rsid="05f1882c"/>
    </style:style>
    <style:style style:name="T41" style:family="text">
      <style:text-properties style:text-position="0% 100%" style:font-name="Liberation Sans" officeooo:rsid="05f5b983"/>
    </style:style>
    <style:style style:name="T42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text-position="0% 100%" style:font-name="Liberation Sans" officeooo:rsid="05f9e00a"/>
    </style:style>
    <style:style style:name="T44" style:family="text">
      <style:text-properties style:text-position="0% 100%" style:font-name="Liberation Sans" officeooo:rsid="06006a3e"/>
    </style:style>
    <style:style style:name="T45" style:family="text">
      <style:text-properties style:text-position="0% 100%" style:font-name="Liberation Sans" officeooo:rsid="060ded76"/>
    </style:style>
    <style:style style:name="T46" style:family="text">
      <style:text-properties style:text-position="0% 100%" style:font-name="Liberation Sans" officeooo:rsid="060fd7f3"/>
    </style:style>
    <style:style style:name="T47" style:family="text">
      <style:text-properties style:text-position="0% 100%" style:font-name="Liberation Sans" officeooo:rsid="06361ef7"/>
    </style:style>
    <style:style style:name="T48" style:family="text">
      <style:text-properties style:text-position="0% 100%" style:font-name="Liberation Sans" officeooo:rsid="0637c70f"/>
    </style:style>
    <style:style style:name="T49" style:family="text">
      <style:text-properties style:text-position="0% 100%" style:font-name="Liberation Sans" officeooo:rsid="06385339"/>
    </style:style>
    <style:style style:name="T50" style:family="text">
      <style:text-properties style:text-position="0% 100%" style:font-name="Liberation Sans" officeooo:rsid="06038e50"/>
    </style:style>
    <style:style style:name="T51" style:family="text">
      <style:text-properties style:text-position="0% 100%" style:font-name="Liberation Sans" officeooo:rsid="06a4f158"/>
    </style:style>
    <style:style style:name="T52" style:family="text">
      <style:text-properties style:text-position="0% 100%" style:font-name="Liberation Sans" officeooo:rsid="06a216bf"/>
    </style:style>
    <style:style style:name="T53" style:family="text">
      <style:text-properties style:text-position="0% 100%" style:font-name="Liberation Sans" officeooo:rsid="06a77678"/>
    </style:style>
    <style:style style:name="T54" style:family="text">
      <style:text-properties style:text-position="0% 100%" style:font-name="Liberation Sans" officeooo:rsid="06a8fb4b"/>
    </style:style>
    <style:style style:name="T55" style:family="text">
      <style:text-properties style:text-position="0% 100%" style:font-name="Liberation Sans" officeooo:rsid="06e1da9b"/>
    </style:style>
    <style:style style:name="T56" style:family="text">
      <style:text-properties style:text-position="0% 100%" style:font-name="Liberation Sans" officeooo:rsid="06f52be0"/>
    </style:style>
    <style:style style:name="T57" style:family="text">
      <style:text-properties style:text-position="0% 100%" style:font-name="Liberation Sans" officeooo:rsid="07c38a70"/>
    </style:style>
    <style:style style:name="T58" style:family="text">
      <style:text-properties style:text-position="0% 100%" style:font-name="Liberation Sans" officeooo:rsid="07cf19c5"/>
    </style:style>
    <style:style style:name="T59" style:family="text">
      <style:text-properties style:text-position="0% 100%" style:font-name="Liberation Sans" officeooo:rsid="07da7636"/>
    </style:style>
    <style:style style:name="T60" style:family="text">
      <style:text-properties style:text-position="0% 100%" style:font-name="Liberation Sans" officeooo:rsid="0693615a"/>
    </style:style>
    <style:style style:name="T61" style:family="text">
      <style:text-properties style:text-position="0% 100%" style:font-name="Liberation Sans" officeooo:rsid="0808141e"/>
    </style:style>
    <style:style style:name="T62" style:family="text">
      <style:text-properties style:text-position="0% 100%" style:font-name="Liberation Sans" officeooo:rsid="06cc3bfe" style:font-name-asian="Noto Sans CJK SC" style:font-name-complex="Lohit Devanagari"/>
    </style:style>
    <style:style style:name="T63" style:family="text">
      <style:text-properties style:text-position="0% 100%" style:font-name="Liberation Sans" officeooo:rsid="06ca38ad" style:font-name-asian="Noto Sans CJK SC" style:font-name-complex="Lohit Devanagari"/>
    </style:style>
    <style:style style:name="T64" style:family="text">
      <style:text-properties style:text-position="0% 100%" style:font-name="Liberation Sans" officeooo:rsid="06c1359f" style:font-name-asian="Noto Sans CJK SC" style:font-name-complex="Lohit Devanagari"/>
    </style:style>
    <style:style style:name="T65" style:family="text">
      <style:text-properties style:text-position="0% 100%" style:font-name="Liberation Sans" officeooo:rsid="08c055d6" style:font-name-asian="Noto Sans CJK SC" style:font-name-complex="Lohit Devanagari"/>
    </style:style>
    <style:style style:name="T66" style:family="text">
      <style:text-properties style:text-position="0% 100%" style:font-name="Liberation Sans" officeooo:rsid="08dd28e2" style:font-name-asian="Noto Sans CJK SC" style:font-name-complex="Lohit Devanagari"/>
    </style:style>
    <style:style style:name="T67" style:family="text">
      <style:text-properties style:text-position="0% 100%" style:font-name="Liberation Sans" officeooo:rsid="08f5b484" style:font-name-asian="Noto Sans CJK SC" style:font-name-complex="Lohit Devanagari"/>
    </style:style>
    <style:style style:name="T68" style:family="text">
      <style:text-properties style:text-position="0% 100%" style:font-name="Liberation Sans" officeooo:rsid="083ce8c3"/>
    </style:style>
    <style:style style:name="T69" style:family="text">
      <style:text-properties style:text-position="0% 100%" style:font-name="Liberation Sans" officeooo:rsid="0843dd44"/>
    </style:style>
    <style:style style:name="T70" style:family="text">
      <style:text-properties style:text-position="0% 100%" style:font-name="Liberation Sans" officeooo:rsid="08501ab0"/>
    </style:style>
    <style:style style:name="T71" style:family="text">
      <style:text-properties style:text-position="0% 100%" style:font-name="Liberation Sans" officeooo:rsid="08510380"/>
    </style:style>
    <style:style style:name="T72" style:family="text">
      <style:text-properties style:text-position="0% 100%" style:font-name="Liberation Sans" officeooo:rsid="08696c49"/>
    </style:style>
    <style:style style:name="T73" style:family="text">
      <style:text-properties style:text-position="0% 100%" style:font-name="Liberation Sans" officeooo:rsid="08aca491"/>
    </style:style>
    <style:style style:name="T74" style:family="text">
      <style:text-properties style:text-position="0% 100%" style:font-name="Liberation Sans" officeooo:rsid="08b49ed4"/>
    </style:style>
    <style:style style:name="T75" style:family="text">
      <style:text-properties style:text-position="0% 100%" style:font-name="Liberation Sans" officeooo:rsid="08c579e3"/>
    </style:style>
    <style:style style:name="T76" style:family="text">
      <style:text-properties style:text-position="0% 100%" style:font-name="Liberation Sans" officeooo:rsid="08cb399c"/>
    </style:style>
    <style:style style:name="T77" style:family="text">
      <style:text-properties style:text-position="0% 100%" style:font-name="Liberation Sans" officeooo:rsid="08d90f80"/>
    </style:style>
    <style:style style:name="T78" style:family="text">
      <style:text-properties style:text-position="0% 100%" style:font-name="Liberation Sans" fo:font-size="12pt" fo:font-weight="normal" officeooo:rsid="08c579e3" style:font-name-asian="Noto Sans CJK SC" style:font-size-asian="12pt" style:font-weight-asian="normal" style:font-name-complex="Lohit Devanagari" style:font-size-complex="12pt" style:font-weight-complex="normal"/>
    </style:style>
    <style:style style:name="T79" style:family="text">
      <style:text-properties style:text-position="0% 100%" style:font-name="Liberation Sans" fo:font-size="12pt" fo:font-weight="normal" officeooo:rsid="08df90e3" style:font-name-asian="Noto Sans CJK SC" style:font-size-asian="12pt" style:font-weight-asian="normal" style:font-name-complex="Lohit Devanagari" style:font-size-complex="12pt" style:font-weight-complex="normal"/>
    </style:style>
    <style:style style:name="T80" style:family="text">
      <style:text-properties style:text-position="0% 100%" style:font-name="Liberation Sans" fo:font-size="12pt" fo:font-weight="normal" officeooo:rsid="08e04c9d" style:font-name-asian="Noto Sans CJK SC" style:font-size-asian="12pt" style:font-weight-asian="normal" style:font-name-complex="Lohit Devanagari" style:font-size-complex="12pt" style:font-weight-complex="normal"/>
    </style:style>
    <style:style style:name="T81" style:family="text">
      <style:text-properties style:text-position="0% 100%" style:font-name="Liberation Sans" fo:font-size="12pt" fo:font-weight="normal" officeooo:rsid="08e0ce56" style:font-name-asian="Noto Sans CJK SC" style:font-size-asian="12pt" style:font-weight-asian="normal" style:font-name-complex="Lohit Devanagari" style:font-size-complex="12pt" style:font-weight-complex="normal"/>
    </style:style>
    <style:style style:name="T82" style:family="text">
      <style:text-properties style:text-position="0% 100%" style:font-name="Liberation Sans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83" style:family="text">
      <style:text-properties style:text-position="0% 100%" style:font-name="Liberation Sans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84" style:family="text">
      <style:text-properties style:text-position="0% 100%" style:font-name="Liberation Sans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85" style:family="text">
      <style:text-properties style:text-position="0% 100%" style:font-name="Liberation Sans" fo:font-size="12pt" fo:font-weight="normal" officeooo:rsid="0914fd0e" style:font-name-asian="Noto Sans CJK SC" style:font-size-asian="10.5pt" style:font-weight-asian="normal" style:font-name-complex="Lohit Devanagari" style:font-size-complex="12pt" style:font-weight-complex="normal"/>
    </style:style>
    <style:style style:name="T86" style:family="text">
      <style:text-properties style:text-position="0% 100%" style:font-name="Liberation Sans" fo:font-size="12pt" fo:font-weight="normal" officeooo:rsid="08880aa0" style:font-name-asian="Noto Sans CJK SC" style:font-size-asian="10.5pt" style:font-weight-asian="normal" style:font-name-complex="Lohit Devanagari" style:font-size-complex="12pt" style:font-weight-complex="normal"/>
    </style:style>
    <style:style style:name="T87" style:family="text">
      <style:text-properties style:text-position="0% 100%" style:font-name="Liberation Sans" officeooo:rsid="06f8393b"/>
    </style:style>
    <style:style style:name="T88" style:family="text">
      <style:text-properties style:text-position="0% 100%" style:font-name="Liberation Sans" officeooo:rsid="08ee49b1"/>
    </style:style>
    <style:style style:name="T89" style:family="text">
      <style:text-properties style:text-position="0% 100%" style:font-name="Liberation Sans" fo:font-weight="bold" officeooo:rsid="0852d929" style:font-name-asian="Noto Sans CJK SC" style:font-weight-asian="bold" style:font-name-complex="Lohit Devanagari" style:font-weight-complex="bold"/>
    </style:style>
    <style:style style:name="T90" style:family="text">
      <style:text-properties style:text-position="0% 100%" style:font-name="Liberation Sans" fo:font-weight="bold" officeooo:rsid="05f76043" style:font-name-asian="Noto Sans CJK SC" style:font-weight-asian="bold" style:font-name-complex="Lohit Devanagari" style:font-weight-complex="bold"/>
    </style:style>
    <style:style style:name="T91" style:family="text">
      <style:text-properties style:text-position="0% 100%" style:font-name="Liberation Sans" officeooo:rsid="0655dc81"/>
    </style:style>
    <style:style style:name="T92" style:family="text">
      <style:text-properties style:text-position="0% 100%" style:font-name="Liberation Sans" fo:font-size="14pt" fo:font-weight="bold" style:font-name-asian="Noto Sans CJK SC" style:font-size-asian="14pt" style:font-weight-asian="bold" style:font-name-complex="Lohit Devanagari" style:font-size-complex="16.1000003814697pt" style:font-weight-complex="bold"/>
    </style:style>
    <style:style style:name="T93" style:family="text">
      <style:text-properties style:text-position="0% 100%" style:font-name="Liberation Sans" fo:font-size="14pt" fo:font-weight="bold" officeooo:rsid="08f1aa9c" style:font-name-asian="Noto Sans CJK SC" style:font-size-asian="14pt" style:font-weight-asian="bold" style:font-name-complex="Lohit Devanagari" style:font-size-complex="16.1000003814697pt" style:font-weight-complex="bold"/>
    </style:style>
    <style:style style:name="T94" style:family="text">
      <style:text-properties style:text-position="0% 100%" style:font-name="Liberation Sans" fo:font-size="14pt" officeooo:rsid="073d0337" style:font-name-asian="Noto Sans CJK SC" style:font-size-asian="14pt" style:font-name-complex="Lohit Devanagari" style:font-size-complex="16.1000003814697pt"/>
    </style:style>
    <style:style style:name="T95" style:family="text">
      <style:text-properties style:text-position="0% 100%" style:font-name="Liberation Sans" fo:font-size="14pt" officeooo:rsid="064fe6dd" style:font-name-asian="Noto Sans CJK SC" style:font-size-asian="14pt" style:font-name-complex="Lohit Devanagari" style:font-size-complex="16.1000003814697pt"/>
    </style:style>
    <style:style style:name="T96" style:family="text">
      <style:text-properties style:text-position="0% 100%" officeooo:rsid="0655dc81"/>
    </style:style>
    <style:style style:name="T97" style:family="text">
      <style:text-properties style:text-position="0% 100%" style:font-name="Liberation Sans1" fo:font-weight="bold" officeooo:rsid="08bfd17b" style:font-name-asian="Noto Sans CJK SC" style:font-weight-asian="bold" style:font-name-complex="Lohit Devanagari" style:font-weight-complex="bold"/>
    </style:style>
    <style:style style:name="T98" style:family="text">
      <style:text-properties style:text-position="0% 100%" style:font-name="Liberation Sans1" fo:font-weight="bold" officeooo:rsid="06da2fcc" style:font-name-asian="Noto Sans CJK SC" style:font-weight-asian="bold" style:font-name-complex="Lohit Devanagari" style:font-weight-complex="bold"/>
    </style:style>
    <style:style style:name="T99" style:family="text">
      <style:text-properties style:text-position="0% 100%" style:font-name="Liberation Sans1" fo:font-weight="bold" officeooo:rsid="08c055d6" style:font-name-asian="Noto Sans CJK SC" style:font-weight-asian="bold" style:font-name-complex="Lohit Devanagari" style:font-weight-complex="bold"/>
    </style:style>
    <style:style style:name="T100" style:family="text">
      <style:text-properties style:text-position="0% 100%" style:font-name="Liberation Sans1" fo:font-weight="bold" officeooo:rsid="08d93302" style:font-name-asian="Noto Sans CJK SC" style:font-weight-asian="bold" style:font-name-complex="Lohit Devanagari" style:font-weight-complex="bold"/>
    </style:style>
    <style:style style:name="T101" style:family="text">
      <style:text-properties style:text-position="0% 100%" style:font-name="Liberation Sans1" fo:font-weight="bold" officeooo:rsid="08daf641" style:font-name-asian="Noto Sans CJK SC" style:font-weight-asian="bold" style:font-name-complex="Lohit Devanagari" style:font-weight-complex="bold"/>
    </style:style>
    <style:style style:name="T102" style:family="text">
      <style:text-properties style:text-position="0% 100%" style:font-name="Liberation Sans1" fo:font-weight="bold" officeooo:rsid="064ef9b0" style:font-name-asian="Noto Sans CJK SC" style:font-weight-asian="bold" style:font-name-complex="Lohit Devanagari" style:font-weight-complex="bold"/>
    </style:style>
    <style:style style:name="T103" style:family="text">
      <style:text-properties style:text-position="0% 100%" style:font-name="Liberation Sans1" fo:font-weight="bold" officeooo:rsid="06a9dd8f" style:font-name-asian="Noto Sans CJK SC" style:font-weight-asian="bold" style:font-name-complex="Lohit Devanagari" style:font-weight-complex="bold"/>
    </style:style>
    <style:style style:name="T104" style:family="text">
      <style:text-properties style:text-position="0% 100%" style:font-name="Liberation Sans1" fo:font-weight="bold" officeooo:rsid="0903a6e8" style:font-name-asian="Noto Sans CJK SC" style:font-weight-asian="bold" style:font-name-complex="Lohit Devanagari" style:font-weight-complex="bold"/>
    </style:style>
    <style:style style:name="T105" style:family="text">
      <style:text-properties style:text-position="0% 100%" style:font-name="Liberation Sans1" fo:font-size="14pt" fo:font-weight="bold" officeooo:rsid="0908c1e7" style:font-name-asian="Noto Sans CJK SC" style:font-size-asian="14pt" style:font-weight-asian="bold" style:font-name-complex="Lohit Devanagari" style:font-size-complex="14pt" style:font-weight-complex="bold"/>
    </style:style>
    <style:style style:name="T106" style:family="text">
      <style:text-properties style:text-position="0% 100%" style:font-name="Liberation Sans1" fo:font-size="14pt" fo:font-weight="bold" officeooo:rsid="09048f5a" style:font-name-asian="Noto Sans CJK SC" style:font-size-asian="14pt" style:font-weight-asian="bold" style:font-name-complex="Lohit Devanagari" style:font-size-complex="14pt" style:font-weight-complex="bold"/>
    </style:style>
    <style:style style:name="T107" style:family="text">
      <style:text-properties style:text-position="0% 100%" style:font-name="Liberation Sans1" fo:font-size="14pt" fo:font-weight="bold" officeooo:rsid="0909ad01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text-position="0% 100%" style:font-name="Liberation Sans1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109" style:family="text">
      <style:text-properties style:text-position="0% 100%" style:font-name="Liberation Sans1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110" style:family="text">
      <style:text-properties style:text-position="0% 100%" style:font-name="Liberation Sans1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111" style:family="text">
      <style:text-properties style:text-position="0% 100%" officeooo:rsid="06726ed6"/>
    </style:style>
    <style:style style:name="T112" style:family="text">
      <style:text-properties style:text-position="0% 100%" officeooo:rsid="07cea16a"/>
    </style:style>
    <style:style style:name="T113" style:family="text">
      <style:text-properties style:text-position="0% 100%" officeooo:rsid="07bc2aae"/>
    </style:style>
    <style:style style:name="T114" style:family="text">
      <style:text-properties style:text-position="0% 100%" officeooo:rsid="080096d9"/>
    </style:style>
    <style:style style:name="T115" style:family="text">
      <style:text-properties style:text-position="0% 100%" officeooo:rsid="0804ba01"/>
    </style:style>
    <style:style style:name="T116" style:family="text">
      <style:text-properties fo:color="#c9211e" style:text-position="0% 100%" style:font-name="Liberation Sans" officeooo:rsid="060fd7f3"/>
    </style:style>
    <style:style style:name="T117" style:family="text">
      <style:text-properties fo:color="#c9211e" style:text-position="0% 100%" style:font-name="Liberation Sans" officeooo:rsid="063dcab1"/>
    </style:style>
    <style:style style:name="T118" style:family="text">
      <style:text-properties fo:color="#c9211e" style:text-position="0% 100%" style:font-name="Liberation Sans" officeooo:rsid="06006a3e"/>
    </style:style>
    <style:style style:name="T119" style:family="text">
      <style:text-properties style:use-window-font-color="true" style:text-position="0% 100%" style:font-name="Liberation Sans"/>
    </style:style>
    <style:style style:name="T120" style:family="text">
      <style:text-properties style:use-window-font-color="true" style:text-position="0% 100%" style:font-name="Liberation Sans" officeooo:rsid="0611fb82"/>
    </style:style>
    <style:style style:name="T121" style:family="text">
      <style:text-properties style:use-window-font-color="true" style:text-position="0% 100%" style:font-name="Liberation Sans" officeooo:rsid="0614f32b"/>
    </style:style>
    <style:style style:name="T122" style:family="text">
      <style:text-properties style:use-window-font-color="true" style:text-position="0% 100%" style:font-name="Liberation Sans" officeooo:rsid="0625f243"/>
    </style:style>
    <style:style style:name="T123" style:family="text">
      <style:text-properties style:use-window-font-color="true" style:text-position="0% 100%" style:font-name="Liberation Sans" officeooo:rsid="061eaf89"/>
    </style:style>
    <style:style style:name="T124" style:family="text">
      <style:text-properties style:use-window-font-color="true" style:text-position="0% 100%" style:font-name="Liberation Sans" officeooo:rsid="06228d92"/>
    </style:style>
    <style:style style:name="T125" style:family="text">
      <style:text-properties style:use-window-font-color="true" style:text-position="0% 100%" style:font-name="Liberation Sans" officeooo:rsid="08718984"/>
    </style:style>
    <style:style style:name="T126" style:family="text">
      <style:text-properties style:use-window-font-color="true" style:text-position="0% 100%" style:font-name="Liberation Sans" officeooo:rsid="062f8218"/>
    </style:style>
    <style:style style:name="T127" style:family="text">
      <style:text-properties style:use-window-font-color="true" style:text-position="0% 100%" style:font-name="Liberation Sans1" officeooo:rsid="062f8218"/>
    </style:style>
    <style:style style:name="T128" style:family="text">
      <style:text-properties style:use-window-font-color="true" style:text-position="sub 58%" style:font-name="Liberation Sans" officeooo:rsid="0614f32b"/>
    </style:style>
    <style:style style:name="T129" style:family="text">
      <style:text-properties officeooo:rsid="064ef9b0"/>
    </style:style>
    <style:style style:name="T130" style:family="text">
      <style:text-properties officeooo:rsid="067af0e9"/>
    </style:style>
    <style:style style:name="T131" style:family="text">
      <style:text-properties officeooo:rsid="067c7d07"/>
    </style:style>
    <style:style style:name="T132" style:family="text">
      <style:text-properties officeooo:rsid="06bc5adc"/>
    </style:style>
    <style:style style:name="T133" style:family="text">
      <style:text-properties officeooo:rsid="06be696b"/>
    </style:style>
    <style:style style:name="T134" style:family="text">
      <style:text-properties officeooo:rsid="0705203d"/>
    </style:style>
    <style:style style:name="T135" style:family="text">
      <style:text-properties officeooo:rsid="07243641"/>
    </style:style>
    <style:style style:name="T136" style:family="text">
      <style:text-properties officeooo:rsid="0766b947"/>
    </style:style>
    <style:style style:name="T137" style:family="text">
      <style:text-properties officeooo:rsid="076a7722"/>
    </style:style>
    <style:style style:name="T138" style:family="text">
      <style:text-properties officeooo:rsid="076d7cdd"/>
    </style:style>
    <style:style style:name="T139" style:family="text">
      <style:text-properties officeooo:rsid="0789e36f"/>
    </style:style>
    <style:style style:name="T140" style:family="text">
      <style:text-properties officeooo:rsid="07a21878"/>
    </style:style>
    <style:style style:name="T141" style:family="text">
      <style:text-properties officeooo:rsid="07b954f3"/>
    </style:style>
    <style:style style:name="T142" style:family="text">
      <style:text-properties officeooo:rsid="07bc2aae"/>
    </style:style>
    <style:style style:name="T143" style:family="text">
      <style:text-properties officeooo:rsid="06726ed6"/>
    </style:style>
    <style:style style:name="T144" style:family="text">
      <style:text-properties officeooo:rsid="07cea16a"/>
    </style:style>
    <style:style style:name="T145" style:family="text">
      <style:text-properties officeooo:rsid="07f82306"/>
    </style:style>
    <style:style style:name="T146" style:family="text">
      <style:text-properties officeooo:rsid="081d765c"/>
    </style:style>
    <style:style style:name="T147" style:family="text">
      <style:text-properties officeooo:rsid="08288ab3"/>
    </style:style>
    <style:style style:name="T148" style:family="text">
      <style:text-properties officeooo:rsid="0588d74f"/>
    </style:style>
    <style:style style:name="T149" style:family="text">
      <style:text-properties officeooo:rsid="06228d92"/>
    </style:style>
    <style:style style:name="T150" style:family="text">
      <style:text-properties officeooo:rsid="088d101c"/>
    </style:style>
    <style:style style:name="T151" style:family="text">
      <style:text-properties officeooo:rsid="088de2df"/>
    </style:style>
    <style:style style:name="T152" style:family="text">
      <style:text-properties officeooo:rsid="088e4c95"/>
    </style:style>
    <style:style style:name="T153" style:family="text">
      <style:text-properties officeooo:rsid="088ebab5"/>
    </style:style>
    <style:style style:name="T154" style:family="text">
      <style:text-properties officeooo:rsid="08a595ff"/>
    </style:style>
    <style:style style:name="T155" style:family="text">
      <style:text-properties officeooo:rsid="08a89bdd"/>
    </style:style>
    <style:style style:name="T156" style:family="text">
      <style:text-properties officeooo:rsid="08ae1701"/>
    </style:style>
    <style:style style:name="T157" style:family="text">
      <style:text-properties officeooo:rsid="08b0219d"/>
    </style:style>
    <style:style style:name="T158" style:family="text">
      <style:text-properties officeooo:rsid="08b1d652"/>
    </style:style>
    <style:style style:name="T159" style:family="text">
      <style:text-properties officeooo:rsid="08b49ed4"/>
    </style:style>
    <style:style style:name="T160" style:family="text">
      <style:text-properties officeooo:rsid="06da2fcc"/>
    </style:style>
    <style:style style:name="T161" style:family="text">
      <style:text-properties officeooo:rsid="08c055d6"/>
    </style:style>
    <style:style style:name="T162" style:family="text">
      <style:text-properties officeooo:rsid="08f042b8"/>
    </style:style>
    <style:style style:name="T163" style:family="text">
      <style:text-properties officeooo:rsid="08f1aa9c"/>
    </style:style>
    <style:style style:name="T164" style:family="text">
      <style:text-properties officeooo:rsid="08f46e55"/>
    </style:style>
    <style:style style:name="T165" style:family="text">
      <style:text-properties officeooo:rsid="09048f5a"/>
    </style:style>
    <style:style style:name="T166" style:family="text">
      <style:text-properties officeooo:rsid="09100aae"/>
    </style:style>
    <style:style style:name="T167" style:family="text">
      <style:text-properties officeooo:rsid="091099f9"/>
    </style:style>
    <style:style style:name="T168" style:family="text">
      <style:text-properties officeooo:rsid="092052c2"/>
    </style:style>
    <style:style style:name="T169" style:family="text">
      <style:text-properties officeooo:rsid="092482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525_43016985" text:style-name="Index_20_Link" text:visited-style-name="Index_20_Link">Matrices<text:tab/>2</text:a></text:p>
          <text:p text:style-name="P45"><text:a xlink:type="simple" xlink:href="#__RefHeading___Toc1206_162379877" text:style-name="Index_20_Link" text:visited-style-name="Index_20_Link">Basic Properties (Theorem 2.2.6)<text:tab/>2</text:a></text:p>
          <text:p text:style-name="P45"><text:a xlink:type="simple" xlink:href="#__RefHeading___Toc1539_194097917" text:style-name="Index_20_Link" text:visited-style-name="Index_20_Link">More Basic Properties (Theorem 2.2.11)<text:tab/>2</text:a></text:p>
          <text:p text:style-name="P45"><text:a xlink:type="simple" xlink:href="#__RefHeading___Toc1225_194097917" text:style-name="Index_20_Link" text:visited-style-name="Index_20_Link">Matrix Multiplication Isn’t Commutative (Remark 2.2.10.3)<text:tab/>2</text:a></text:p>
          <text:p text:style-name="P45"><text:a xlink:type="simple" xlink:href="#__RefHeading___Toc1004_4197432957" text:style-name="Index_20_Link" text:visited-style-name="Index_20_Link">Zero Matrix Product (Remark 2.2.10.4)<text:tab/>3</text:a></text:p>
          <text:p text:style-name="P44"><text:a xlink:type="simple" xlink:href="#__RefHeading___Toc1503_194097917" text:style-name="Index_20_Link" text:visited-style-name="Index_20_Link">Square Matrices Multiplication<text:tab/>3</text:a></text:p>
          <text:p text:style-name="P44"><text:a xlink:type="simple" xlink:href="#__RefHeading___Toc1006_4197432957" text:style-name="Index_20_Link" text:visited-style-name="Index_20_Link">Powers of Square Matrices (Definition 2.2.12)<text:tab/>3</text:a></text:p>
          <text:p text:style-name="P44"><text:a xlink:type="simple" xlink:href="#__RefHeading___Toc1034_1823793367" text:style-name="Index_20_Link" text:visited-style-name="Index_20_Link"><text:span text:style-name="T26">T</text:span></text:a><text:a xlink:type="simple" xlink:href="#__RefHeading___Toc1034_1823793367" text:style-name="Index_20_Link" text:visited-style-name="Index_20_Link"><text:span text:style-name="T26">ranspose </text:span></text:a><text:a xlink:type="simple" xlink:href="#__RefHeading___Toc1034_1823793367" text:style-name="Index_20_Link" text:visited-style-name="Index_20_Link"><text:span text:style-name="T26">Matrices</text:span></text:a><text:a xlink:type="simple" xlink:href="#__RefHeading___Toc1034_1823793367" text:style-name="Index_20_Link" text:visited-style-name="Index_20_Link"><text:tab/>3</text:a></text:p>
          <text:p text:style-name="P45"><text:a xlink:type="simple" xlink:href="#__RefHeading___Toc1308_3232600582" text:style-name="Index_20_Link" text:visited-style-name="Index_20_Link"><text:span text:style-name="T26">Basic Properties</text:span></text:a><text:a xlink:type="simple" xlink:href="#__RefHeading___Toc1308_3232600582" text:style-name="Index_20_Link" text:visited-style-name="Index_20_Link"><text:span text:style-name="T26"> </text:span></text:a><text:a xlink:type="simple" xlink:href="#__RefHeading___Toc1308_3232600582" text:style-name="Index_20_Link" text:visited-style-name="Index_20_Link"><text:span text:style-name="T26">(Theorem 2.2.22)</text:span></text:a><text:a xlink:type="simple" xlink:href="#__RefHeading___Toc1308_3232600582" text:style-name="Index_20_Link" text:visited-style-name="Index_20_Link"><text:tab/>3</text:a></text:p>
          <text:p text:style-name="P44"><text:a xlink:type="simple" xlink:href="#__RefHeading___Toc1010_4197432957" text:style-name="Index_20_Link" text:visited-style-name="Index_20_Link"><text:span text:style-name="T26">Inverse </text:span></text:a><text:a xlink:type="simple" xlink:href="#__RefHeading___Toc1010_4197432957" text:style-name="Index_20_Link" text:visited-style-name="Index_20_Link"><text:span text:style-name="T26">Matrices</text:span></text:a><text:a xlink:type="simple" xlink:href="#__RefHeading___Toc1010_4197432957" text:style-name="Index_20_Link" text:visited-style-name="Index_20_Link"><text:tab/>4</text:a></text:p>
          <text:p text:style-name="P45"><text:a xlink:type="simple" xlink:href="#__RefHeading___Toc1310_3232600582" text:style-name="Index_20_Link" text:visited-style-name="Index_20_Link"><text:span text:style-name="T26">Definition of </text:span></text:a><text:a xlink:type="simple" xlink:href="#__RefHeading___Toc1310_3232600582" text:style-name="Index_20_Link" text:visited-style-name="Index_20_Link"><text:span text:style-name="T26">Inverse </text:span></text:a><text:a xlink:type="simple" xlink:href="#__RefHeading___Toc1310_3232600582" text:style-name="Index_20_Link" text:visited-style-name="Index_20_Link"><text:span text:style-name="T26">Matrices</text:span></text:a><text:a xlink:type="simple" xlink:href="#__RefHeading___Toc1310_3232600582" text:style-name="Index_20_Link" text:visited-style-name="Index_20_Link"><text:span text:style-name="T26"> (</text:span></text:a><text:a xlink:type="simple" xlink:href="#__RefHeading___Toc1310_3232600582" text:style-name="Index_20_Link" text:visited-style-name="Index_20_Link"><text:span text:style-name="T26">D</text:span></text:a><text:a xlink:type="simple" xlink:href="#__RefHeading___Toc1310_3232600582" text:style-name="Index_20_Link" text:visited-style-name="Index_20_Link"><text:span text:style-name="T26">efinition 2.3.2)</text:span></text:a><text:a xlink:type="simple" xlink:href="#__RefHeading___Toc1310_3232600582" text:style-name="Index_20_Link" text:visited-style-name="Index_20_Link"><text:tab/>4</text:a></text:p>
          <text:p text:style-name="P45"><text:a xlink:type="simple" xlink:href="#__RefHeading___Toc1870_1951518012" text:style-name="Index_20_Link" text:visited-style-name="Index_20_Link">Basic Properties<text:tab/>4</text:a></text:p>
          <text:p text:style-name="P45"><text:a xlink:type="simple" xlink:href="#__RefHeading___Toc1012_4197432957" text:style-name="Index_20_Link" text:visited-style-name="Index_20_Link"><text:span text:style-name="T26">C</text:span></text:a><text:a xlink:type="simple" xlink:href="#__RefHeading___Toc1012_4197432957" text:style-name="Index_20_Link" text:visited-style-name="Index_20_Link"><text:span text:style-name="T26">ancellation </text:span></text:a><text:a xlink:type="simple" xlink:href="#__RefHeading___Toc1012_4197432957" text:style-name="Index_20_Link" text:visited-style-name="Index_20_Link"><text:span text:style-name="T26">L</text:span></text:a><text:a xlink:type="simple" xlink:href="#__RefHeading___Toc1012_4197432957" text:style-name="Index_20_Link" text:visited-style-name="Index_20_Link"><text:span text:style-name="T26">aws </text:span></text:a><text:a xlink:type="simple" xlink:href="#__RefHeading___Toc1012_4197432957" text:style-name="Index_20_Link" text:visited-style-name="Index_20_Link"><text:span text:style-name="T26">(Remark 2.3.4)</text:span></text:a><text:a xlink:type="simple" xlink:href="#__RefHeading___Toc1012_4197432957" text:style-name="Index_20_Link" text:visited-style-name="Index_20_Link"><text:tab/>4</text:a></text:p>
          <text:p text:style-name="P45"><text:a xlink:type="simple" xlink:href="#__RefHeading___Toc1872_1951518012" text:style-name="Index_20_Link" text:visited-style-name="Index_20_Link"><text:span text:style-name="T26">Checking for Singularity </text:span></text:a><text:a xlink:type="simple" xlink:href="#__RefHeading___Toc1872_1951518012" text:style-name="Index_20_Link" text:visited-style-name="Index_20_Link"><text:span text:style-name="T26">(</text:span></text:a><text:a xlink:type="simple" xlink:href="#__RefHeading___Toc1872_1951518012" text:style-name="Index_20_Link" text:visited-style-name="Index_20_Link"><text:span text:style-name="T26">Remark 2.4.10</text:span></text:a><text:a xlink:type="simple" xlink:href="#__RefHeading___Toc1872_1951518012" text:style-name="Index_20_Link" text:visited-style-name="Index_20_Link"><text:span text:style-name="T26">)</text:span></text:a><text:a xlink:type="simple" xlink:href="#__RefHeading___Toc1872_1951518012" text:style-name="Index_20_Link" text:visited-style-name="Index_20_Link"><text:tab/>5</text:a></text:p>
          <text:p text:style-name="P44"><text:a xlink:type="simple" xlink:href="#__RefHeading___Toc918_552356150" text:style-name="Index_20_Link" text:visited-style-name="Index_20_Link">Determinants<text:tab/>5</text:a></text:p>
          <text:p text:style-name="P45"><text:a xlink:type="simple" xlink:href="#__RefHeading___Toc1312_3232600582" text:style-name="Index_20_Link" text:visited-style-name="Index_20_Link">Geometrical Interpretation<text:tab/>5</text:a></text:p>
          <text:p text:style-name="P45"><text:a xlink:type="simple" xlink:href="#__RefHeading___Toc1874_1951518012" text:style-name="Index_20_Link" text:visited-style-name="Index_20_Link">Scalar Multiplication (Theorem 2.5.22.1)<text:tab/>5</text:a></text:p>
          <text:p text:style-name="P45"><text:a xlink:type="simple" xlink:href="#__RefHeading___Toc1878_1951518012" text:style-name="Index_20_Link" text:visited-style-name="Index_20_Link"><text:span text:style-name="T26">M</text:span></text:a><text:a xlink:type="simple" xlink:href="#__RefHeading___Toc1878_1951518012" text:style-name="Index_20_Link" text:visited-style-name="Index_20_Link"><text:span text:style-name="T26">atrix Multiplication (Theorem 2.5.22.2)</text:span></text:a><text:a xlink:type="simple" xlink:href="#__RefHeading___Toc1878_1951518012" text:style-name="Index_20_Link" text:visited-style-name="Index_20_Link"><text:tab/>5</text:a></text:p>
          <text:p text:style-name="P45"><text:a xlink:type="simple" xlink:href="#__RefHeading___Toc1645_1951518012" text:style-name="Index_20_Link" text:visited-style-name="Index_20_Link"><text:span text:style-name="T26">Determinant of </text:span></text:a><text:a xlink:type="simple" xlink:href="#__RefHeading___Toc1645_1951518012" text:style-name="Index_20_Link" text:visited-style-name="Index_20_Link"><text:span text:style-name="T26">2</text:span></text:a><text:a xlink:type="simple" xlink:href="#__RefHeading___Toc1645_1951518012" text:style-name="Index_20_Link" text:visited-style-name="Index_20_Link">×2 Matrix (Example 2.5.4.1)<text:tab/>5</text:a></text:p>
          <text:p text:style-name="P45"><text:a xlink:type="simple" xlink:href="#__RefHeading___Toc1647_1951518012" text:style-name="Index_20_Link" text:visited-style-name="Index_20_Link"><text:span text:style-name="T26">Determinant of 3</text:span></text:a><text:a xlink:type="simple" xlink:href="#__RefHeading___Toc1647_1951518012" text:style-name="Index_20_Link" text:visited-style-name="Index_20_Link">×3 Matrix (Remark 2.5.5)<text:tab/>5</text:a></text:p>
          <text:p text:style-name="P45"><text:a xlink:type="simple" xlink:href="#__RefHeading___Toc1649_1951518012" text:style-name="Index_20_Link" text:visited-style-name="Index_20_Link"><text:span text:style-name="T26">Determinants </text:span></text:a><text:a xlink:type="simple" xlink:href="#__RefHeading___Toc1649_1951518012" text:style-name="Index_20_Link" text:visited-style-name="Index_20_Link"><text:span text:style-name="T26">of </text:span></text:a><text:a xlink:type="simple" xlink:href="#__RefHeading___Toc1649_1951518012" text:style-name="Index_20_Link" text:visited-style-name="Index_20_Link"><text:span text:style-name="T26">Transpose </text:span></text:a><text:a xlink:type="simple" xlink:href="#__RefHeading___Toc1649_1951518012" text:style-name="Index_20_Link" text:visited-style-name="Index_20_Link"><text:span text:style-name="T26">of Square </text:span></text:a><text:a xlink:type="simple" xlink:href="#__RefHeading___Toc1649_1951518012" text:style-name="Index_20_Link" text:visited-style-name="Index_20_Link"><text:span text:style-name="T26">Matrices</text:span></text:a><text:a xlink:type="simple" xlink:href="#__RefHeading___Toc1649_1951518012" text:style-name="Index_20_Link" text:visited-style-name="Index_20_Link"><text:tab/>5</text:a></text:p>
          <text:p text:style-name="P45"><text:a xlink:type="simple" xlink:href="#__RefHeading___Toc1651_1951518012" text:style-name="Index_20_Link" text:visited-style-name="Index_20_Link">Determinants of Triangular Matrices (Theorem 2.5.8)<text:tab/>5</text:a></text:p>
          <text:p text:style-name="P45"><text:a xlink:type="simple" xlink:href="#__RefHeading___Toc1653_1951518012" text:style-name="Index_20_Link" text:visited-style-name="Index_20_Link"><text:span text:style-name="T26">I</text:span></text:a><text:a xlink:type="simple" xlink:href="#__RefHeading___Toc1653_1951518012" text:style-name="Index_20_Link" text:visited-style-name="Index_20_Link"><text:span text:style-name="T26">dentical Row or Columns </text:span></text:a><text:a xlink:type="simple" xlink:href="#__RefHeading___Toc1653_1951518012" text:style-name="Index_20_Link" text:visited-style-name="Index_20_Link"><text:span text:style-name="T26">(Theorem 2.5.12)</text:span></text:a><text:a xlink:type="simple" xlink:href="#__RefHeading___Toc1653_1951518012" text:style-name="Index_20_Link" text:visited-style-name="Index_20_Link"><text:tab/>6</text:a></text:p>
          <text:p text:style-name="P45"><text:a xlink:type="simple" xlink:href="#__RefHeading___Toc1655_1951518012" text:style-name="Index_20_Link" text:visited-style-name="Index_20_Link"><text:span text:style-name="T26">D</text:span></text:a><text:a xlink:type="simple" xlink:href="#__RefHeading___Toc1655_1951518012" text:style-name="Index_20_Link" text:visited-style-name="Index_20_Link"><text:span text:style-name="T26">eterminants </text:span></text:a><text:a xlink:type="simple" xlink:href="#__RefHeading___Toc1655_1951518012" text:style-name="Index_20_Link" text:visited-style-name="Index_20_Link"><text:span text:style-name="T26">&amp; Elementary Row Operations </text:span></text:a><text:a xlink:type="simple" xlink:href="#__RefHeading___Toc1655_1951518012" text:style-name="Index_20_Link" text:visited-style-name="Index_20_Link"><text:span text:style-name="T26">(Theorem 2.5.15)</text:span></text:a><text:a xlink:type="simple" xlink:href="#__RefHeading___Toc1655_1951518012" text:style-name="Index_20_Link" text:visited-style-name="Index_20_Link"><text:tab/>6</text:a></text:p>
          <text:p text:style-name="P45"><text:a xlink:type="simple" xlink:href="#__RefHeading___Toc1724_1951518012" text:style-name="Index_20_Link" text:visited-style-name="Index_20_Link">Invertible Matrices (Theorem 2.5.19)<text:tab/>6</text:a></text:p>
          <text:p text:style-name="P45"><text:a xlink:type="simple" xlink:href="#__RefHeading___Toc1880_1951518012" text:style-name="Index_20_Link" text:visited-style-name="Index_20_Link">Adjoints (Theorem 2.5.25)<text:tab/>6</text:a></text:p>
        </text:index-body>
      </text:table-of-content>
      <text:p text:style-name="P13"/>
      <text:h text:style-name="P51" text:outline-level="1"><text:bookmark-start text:name="__RefHeading___Toc1525_43016985"/>Matri<text:span text:style-name="T169">ces</text:span><text:bookmark-end text:name="__RefHeading___Toc1525_43016985"/></text:h>
      <text:h text:style-name="Heading_20_2" text:outline-level="2"><text:bookmark-start text:name="__RefHeading___Toc1206_162379877"/>Basic Properties <text:span text:style-name="T140">(</text:span>Theorem 2.2.6<text:span text:style-name="T140">)</text:span><text:bookmark-end text:name="__RefHeading___Toc1206_162379877"/></text:h>
      <text:p text:style-name="P15"><text:span text:style-name="T136">Let</text:span><text:span text:style-name="T136"><draw:frame draw:style-name="fr1" draw:name="Object34" text:anchor-type="as-char" svg:y="-0.1484in" svg:width="0.5957in" svg:height="0.1839in" draw:z-index="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6">be </text:span><text:span text:style-name="T9">matrices of the same size and</text:span><text:span text:style-name="T9"><draw:frame draw:style-name="fr1" draw:name="Object35" text:anchor-type="as-char" svg:y="-0.1484in" svg:width="0.3354in" svg:height="0.1839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are scalars.</text:span></text:p>
      <text:list xml:id="list3875435888" text:style-name="L1">
        <text:list-item>
          <text:p text:style-name="P64"><draw:frame draw:style-name="fr1" draw:name="Object33" text:anchor-type="as-char" svg:y="-0.1484in" svg:width="0.9291in" svg:height="0.1839in" draw:z-index="13"><draw:object xlink:href="./Object 33" xlink:type="simple" xlink:show="embed" xlink:actuate="onLoad"/><draw:image xlink:href="./ObjectReplacements/Object 33" xlink:type="simple" xlink:show="embed" xlink:actuate="onLoad"/><svg:desc>formula</svg:desc></draw:frame>(<text:span text:style-name="T137">c</text:span>ommutative <text:span text:style-name="T137">l</text:span>aw for <text:span text:style-name="T137">m</text:span>atrix <text:span text:style-name="T137">a</text:span>ddition)</text:p>
        </text:list-item>
        <text:list-item>
          <text:p text:style-name="P64"><text:span text:style-name="T138"><draw:frame draw:style-name="fr1" draw:name="Object32" text:anchor-type="as-char" svg:y="-0.152in" svg:width="1.6307in" svg:height="0.2in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8">(associative law for matrix addition)</text:span></text:p>
        </text:list-item>
        <text:list-item>
          <text:p text:style-name="P65"><draw:frame draw:style-name="fr1" draw:name="Object29" text:anchor-type="as-char" svg:y="-0.152in" svg:width="1.2752in" svg:height="0.2in" draw:z-index="1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66"><draw:frame draw:style-name="fr1" draw:name="Object36" text:anchor-type="as-char" svg:y="-0.152in" svg:width="1.2756in" svg:height="0.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66"><draw:frame draw:style-name="fr1" draw:name="Object38" text:anchor-type="as-char" svg:y="-0.152in" svg:width="1.6256in" svg:height="0.2in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/text:list-item>
        <text:list-item>
          <text:p text:style-name="P66"><draw:frame draw:style-name="fr1" draw:name="Object37" text:anchor-type="as-char" svg:y="-0.1484in" svg:width="1.1445in" svg:height="0.1839in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  <text:list-item>
          <text:p text:style-name="P66"><draw:frame draw:style-name="fr1" draw:name="Object39" text:anchor-type="as-char" svg:y="-0.1484in" svg:width="0.7008in" svg:height="0.1839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66"><draw:frame draw:style-name="fr1" draw:name="Object40" text:anchor-type="as-char" svg:y="-0.1484in" svg:width="0.5374in" svg:height="0.1839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</text:list-item>
      </text:list>
      <text:h text:style-name="P52" text:outline-level="2"><text:bookmark-start text:name="__RefHeading___Toc1539_194097917"/><text:span text:style-name="T20">More </text:span><text:span text:style-name="T11">Basic Properties</text:span><text:span text:style-name="T14"> </text:span><text:span text:style-name="T15">(</text:span><text:span text:style-name="T11">Theorem 2.2.</text:span><text:span text:style-name="T14">11</text:span><text:span text:style-name="T15">)</text:span><text:bookmark-end text:name="__RefHeading___Toc1539_194097917"/></text:h>
      <text:list xml:id="list1656088704" text:style-name="L2">
        <text:list-item>
          <text:p text:style-name="P67"><text:span text:style-name="T15">If</text:span><text:span text:style-name="T15"><draw:frame draw:style-name="fr1" draw:name="Object42" text:anchor-type="as-char" svg:y="-0.1484in" svg:width="0.5957in" svg:height="0.1839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">are</text:span><text:span text:style-name="T15"><draw:frame draw:style-name="fr1" draw:name="Object43" text:anchor-type="as-char" svg:y="-0.1484in" svg:width="1.2535in" svg:height="0.1839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5">matrices respectively, </text:span><text:span text:style-name="T16">then</text:span><text:span text:style-name="T15"><draw:frame draw:style-name="fr1" draw:name="Object41" text:anchor-type="as-char" svg:y="-0.152in" svg:width="1.1862in" svg:height="0.2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"> </text:span><text:span text:style-name="T17">(associative law for matrix multiplication).</text:span></text:p>
        </text:list-item>
        <text:list-item>
          <text:p text:style-name="P67"><text:span text:style-name="T13">If</text:span><text:span text:style-name="T13"><draw:frame draw:style-name="fr1" draw:name="Object83" text:anchor-type="as-char" svg:y="-0.1484in" svg:width="0.689in" svg:height="0.2091in" draw:z-index="2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3">are</text:span><text:span text:style-name="T13"><draw:frame draw:style-name="fr1" draw:name="Object84" text:anchor-type="as-char" svg:y="-0.1484in" svg:width="1.2638in" svg:height="0.1839in" draw:z-index="2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3">matrices respectively, then</text:span><text:span text:style-name="T13"><draw:frame draw:style-name="fr1" draw:name="Object85" text:anchor-type="as-char" svg:y="-0.152in" svg:width="1.5854in" svg:height="0.2134in" draw:z-index="2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67"><text:span text:style-name="T12">If</text:span><text:span text:style-name="T12"><draw:frame draw:style-name="fr1" draw:name="Object48" text:anchor-type="as-char" svg:y="-0.1484in" svg:width="0.7043in" svg:height="0.2091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">are</text:span><text:span text:style-name="T12"><draw:frame draw:style-name="fr1" draw:name="Object49" text:anchor-type="as-char" svg:y="-0.1484in" svg:width="1.3016in" svg:height="0.1839in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matrices respectively, then</text:span><text:span text:style-name="T12"><draw:frame draw:style-name="fr1" draw:name="Object47" text:anchor-type="as-char" svg:y="-0.152in" svg:width="1.6854in" svg:height="0.2134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67">If<draw:frame draw:style-name="fr1" draw:name="Object79" text:anchor-type="as-char" svg:y="-0.1484in" svg:width="0.398in" svg:height="0.1839in" draw:z-index="30"><draw:object xlink:href="./Object 79" xlink:type="simple" xlink:show="embed" xlink:actuate="onLoad"/><draw:image xlink:href="./ObjectReplacements/Object 79" xlink:type="simple" xlink:show="embed" xlink:actuate="onLoad"/><svg:desc>formula</svg:desc></draw:frame>are<draw:frame draw:style-name="fr1" draw:name="Object80" text:anchor-type="as-char" svg:y="-0.1484in" svg:width="0.8555in" svg:height="0.1839in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matrices respectively <text:span text:style-name="T147">and</text:span><text:span text:style-name="T147"><draw:frame draw:style-name="fr1" draw:name="Object82" text:anchor-type="as-char" svg:y="-0.1484in" svg:width="0.1626in" svg:height="0.1839in" draw:z-index="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47">is a scalar</text:span>, then<draw:frame draw:style-name="fr1" draw:name="Object81" text:anchor-type="as-char" svg:y="-0.152in" svg:width="1.6811in" svg:height="0.2in" draw:z-index="33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39">.</text:span></text:p>
        </text:list-item>
      </text:list>
      <text:h text:style-name="Heading_20_2" text:outline-level="2"><text:bookmark-start text:name="__RefHeading___Toc1225_194097917"/>Matrix Multiplication Is<text:span text:style-name="T141">n’t </text:span>Commutative <text:span text:style-name="T141">(Remark 2.2.10.3)</text:span><text:bookmark-end text:name="__RefHeading___Toc1225_194097917"/></text:h>
      <text:p text:style-name="P2">In general, AB and BA are 2 different matrices even if the products exist<text:span text:style-name="T2">s.</text:span></text:p>
      <text:p text:style-name="P4">For example, let<draw:frame draw:style-name="fr1" draw:name="Object1" text:anchor-type="as-char" svg:y="-0.2535in" svg:width="0.9154in" svg:height="0.4228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1" draw:name="Object2" text:anchor-type="as-char" svg:y="-0.2535in" svg:width="0.7772in" svg:height="0.4228in" draw:z-index="3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0"><text:span text:style-name="T148">Then</text:span><text:span text:style-name="T148"><draw:frame draw:style-name="fr1" draw:name="Object3" text:anchor-type="as-char" svg:y="-0.2535in" svg:width="1.1354in" svg:height="0.4228in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8">and</text:span><text:span text:style-name="T148"><draw:frame draw:style-name="fr1" draw:name="Object4" text:anchor-type="as-char" svg:y="-0.2535in" svg:width="1.0083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8">. </text:span><text:span text:style-name="T23">Hence,</text:span><text:span text:style-name="T23"><draw:frame draw:style-name="fr1" draw:name="Object50" text:anchor-type="as-char" svg:y="-0.1484in" svg:width="0.6626in" svg:height="0.1839in" draw:z-index="3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.</text:span></text:p>
      <text:p text:style-name="P18"/>
      <text:p text:style-name="P12"><text:span text:style-name="T130">Let</text:span><text:span text:style-name="T130"><draw:frame draw:style-name="fr1" draw:name="Object51" text:anchor-type="as-char" svg:y="-0.1484in" svg:width="0.2071in" svg:height="0.1839in" draw:z-index="3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0">be a square matrix </text:span><text:span text:style-name="T131">of </text:span><text:span text:style-name="T6">order</text:span><text:span text:style-name="T6"><draw:frame draw:style-name="fr1" draw:name="Object52" text:anchor-type="as-char" svg:y="-0.1484in" svg:width="0.1661in" svg:height="0.1839in" draw:z-index="4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0">.</text:span></text:p>
      <text:p text:style-name="P16"><text:span text:style-name="T143">Let</text:span><text:span text:style-name="T143"><draw:frame draw:style-name="fr1" draw:name="Object53" text:anchor-type="as-char" svg:y="-0.1484in" svg:width="0.1543in" svg:height="0.1839in" draw:z-index="4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4">be </text:span><text:span text:style-name="T111">the </text:span><text:span text:style-name="T57">row</text:span><text:span text:style-name="T111"> of a matrix</text:span><text:span text:style-name="T59"> and let</text:span><text:span text:style-name="T111"><draw:frame draw:style-name="fr1" draw:name="Object56" text:anchor-type="as-char" svg:y="-0.1484in" svg:width="0.1626in" svg:height="0.1839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2">be </text:span><text:span text:style-name="T111">the </text:span><text:span text:style-name="T58">column</text:span><text:span text:style-name="T111"> of a matrix.</text:span></text:p>
      <text:p text:style-name="P10"><text:span text:style-name="T111"><draw:frame draw:style-name="fr1" draw:name="Object59" text:anchor-type="as-char" svg:y="-0.152in" svg:width="2.5535in" svg:height="0.2134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2">but</text:span><text:span text:style-name="T142"><draw:frame draw:style-name="fr1" draw:name="Object60" text:anchor-type="as-char" svg:y="-0.152in" svg:width="2.6417in" svg:height="0.2134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</text:span></text:p>
      <text:p text:style-name="P17"><text:span text:style-name="T26"><draw:frame draw:style-name="fr1" draw:name="Object55" text:anchor-type="as-char" svg:y="-0.152in" svg:width="2.5992in" svg:height="0.2134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13">but</text:span><text:span text:style-name="T60"><draw:frame draw:style-name="fr1" draw:name="Object54" text:anchor-type="as-char" svg:y="-0.152in" svg:width="2.5465in" svg:height="0.2134in" draw:z-index="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0">.</text:span></text:p>
      <text:h text:style-name="P63" text:outline-level="2"><text:bookmark-start text:name="__RefHeading___Toc1004_4197432957"/><text:span text:style-name="T154">Z</text:span>ero <text:span text:style-name="T154">M</text:span>atrix <text:span text:style-name="T154">Product </text:span>(Remark 2.2.10.4)<text:bookmark-end text:name="__RefHeading___Toc1004_4197432957"/></text:h>
      <text:p text:style-name="P5">When<draw:frame draw:style-name="fr1" draw:name="Object57" text:anchor-type="as-char" svg:y="-0.1484in" svg:width="0.5311in" svg:height="0.1839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, it is not necessary that<draw:frame draw:style-name="fr1" draw:name="Object58" text:anchor-type="as-char" svg:y="-0.1484in" svg:width="0.4335in" svg:height="0.1839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or<draw:frame draw:style-name="fr1" draw:name="Object61" text:anchor-type="as-char" svg:y="-0.1484in" svg:width="0.4189in" svg:height="0.1839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.</text:p>
      <text:p text:style-name="P3">For example, let<draw:frame draw:style-name="fr1" draw:name="Object5" text:anchor-type="as-char" svg:y="-0.2535in" svg:width="0.7882in" svg:height="0.4228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and<draw:frame draw:style-name="fr1" draw:name="Object6" text:anchor-type="as-char" svg:y="-0.2535in" svg:width="0.7783in" svg:height="0.422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6"><text:span text:style-name="T4">We have</text:span><text:span text:style-name="T4"><draw:frame draw:style-name="fr1" draw:name="Object62" text:anchor-type="as-char" svg:y="-0.1484in" svg:width="0.4335in" svg:height="0.1839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1">and</text:span><text:span text:style-name="T21"><draw:frame draw:style-name="fr1" draw:name="Object63" text:anchor-type="as-char" svg:y="-0.1484in" svg:width="0.4189in" svg:height="0.1839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1">but</text:span><text:span text:style-name="T21"><draw:frame draw:style-name="fr1" draw:name="Object7" text:anchor-type="as-char" svg:y="-0.2535in" svg:width="2.1465in" svg:height="0.422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.</text:span></text:p>
      <text:h text:style-name="P46" text:outline-level="1"><text:bookmark-start text:name="__RefHeading___Toc1503_194097917"/>Square Matrices <text:span text:style-name="T146">Multiplication</text:span><text:bookmark-end text:name="__RefHeading___Toc1503_194097917"/></text:h>
      <text:p text:style-name="P19">Let<draw:frame draw:style-name="fr1" draw:name="Object72" text:anchor-type="as-char" svg:y="-0.1484in" svg:width="0.5957in" svg:height="0.1839in" draw:z-index="53"><draw:object xlink:href="./Object 72" xlink:type="simple" xlink:show="embed" xlink:actuate="onLoad"/><draw:image xlink:href="./ObjectReplacements/Object 72" xlink:type="simple" xlink:show="embed" xlink:actuate="onLoad"/><svg:desc>formula</svg:desc></draw:frame>be square matrices of size<draw:frame draw:style-name="fr1" draw:name="Object73" text:anchor-type="as-char" svg:y="-0.1484in" svg:width="0.1661in" svg:height="0.1839in" draw:z-index="54"><draw:object xlink:href="./Object 73" xlink:type="simple" xlink:show="embed" xlink:actuate="onLoad"/><draw:image xlink:href="./ObjectReplacements/Object 73" xlink:type="simple" xlink:show="embed" xlink:actuate="onLoad"/></draw:frame>. <draw:frame draw:style-name="fr1" draw:name="Object74" text:anchor-type="as-char" svg:y="-0.1484in" svg:width="1.3409in" svg:height="0.1839in" draw:z-index="55"><draw:object xlink:href="./Object 74" xlink:type="simple" xlink:show="embed" xlink:actuate="onLoad"/><draw:image xlink:href="./ObjectReplacements/Object 74" xlink:type="simple" xlink:show="embed" xlink:actuate="onLoad"/></draw:frame><text:span text:style-name="T132">does not imply</text:span><text:span text:style-name="T132"><draw:frame draw:style-name="fr1" draw:name="Object75" text:anchor-type="as-char" svg:y="-0.1484in" svg:width="0.6646in" svg:height="0.1839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33">.</text:span></text:p>
      <text:p text:style-name="P19"><text:span text:style-name="T62">One example is </text:span><text:span text:style-name="T63">the scenario where</text:span><text:span text:style-name="T64"><draw:frame draw:style-name="fr1" draw:name="Object76" text:anchor-type="as-char" svg:y="-0.1484in" svg:width="0.2071in" svg:height="0.1839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3">is </text:span><text:span text:style-name="T64">an identity or zero-matrix, while</text:span><text:span text:style-name="T64"><draw:frame draw:style-name="fr1" draw:name="Object77" text:anchor-type="as-char" svg:y="-0.1484in" svg:width="0.1925in" svg:height="0.1839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64">and</text:span><text:span text:style-name="T64"><draw:frame draw:style-name="fr1" draw:name="Object78" text:anchor-type="as-char" svg:y="-0.1484in" svg:width="0.1992in" svg:height="0.1839in" draw:z-index="5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4">may be any 2 non-commutative matrices.</text:span></text:p>
      <text:h text:style-name="P48" text:outline-level="1"><text:bookmark-start text:name="__RefHeading___Toc1006_4197432957"/><text:span text:style-name="T24">P</text:span>owers of Square Matrices <text:span text:style-name="T145">(Definition 2.2.12)</text:span><text:bookmark-end text:name="__RefHeading___Toc1006_4197432957"/></text:h>
      <text:list xml:id="list3289522904" text:style-name="L3">
        <text:list-item>
          <text:p text:style-name="P71">Let A be a square matrix and n a non-negative integer.</text:p>
          <text:p text:style-name="P68"><text:span text:style-name="T25">We define</text:span><text:span text:style-name="T25"><draw:frame draw:style-name="fr1" draw:name="Object64" text:anchor-type="as-char" svg:y="-0.172in" svg:width="0.2583in" svg:height="0.2075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8">as</text:span><text:span text:style-name="T28"><draw:frame draw:style-name="fr1" draw:name="Object65" text:anchor-type="as-char" svg:y="-0.1484in" svg:width="1.0055in" svg:height="0.1839in" draw:z-index="61"><draw:object xlink:href="./Object 65" xlink:type="simple" xlink:show="embed" xlink:actuate="onLoad"/><draw:image xlink:href="./ObjectReplacements/Object 65" xlink:type="simple" xlink:show="embed" xlink:actuate="onLoad"/></draw:frame></text:span><text:span text:style-name="T27">.</text:span></text:p>
          <text:p text:style-name="P68"><text:span text:style-name="T27">F</text:span><text:span text:style-name="T29">or example, let</text:span><text:span text:style-name="T29"><draw:frame draw:style-name="fr1" draw:name="Object8" text:anchor-type="as-char" svg:y="-0.2535in" svg:width="0.7866in" svg:height="0.422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">, </text:span><text:span text:style-name="T114">t</text:span><text:span text:style-name="T30">hen</text:span><text:span text:style-name="T30"><draw:frame draw:style-name="fr1" draw:name="Object10" text:anchor-type="as-char" svg:y="-0.2535in" svg:width="2.489in" svg:height="0.4228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0">.</text:span></text:p>
        </text:list-item>
        <text:list-item>
          <text:p text:style-name="P68"><text:span text:style-name="T31">Let</text:span><text:span text:style-name="T31"><draw:frame draw:style-name="fr1" draw:name="Object66" text:anchor-type="as-char" svg:y="-0.1484in" svg:width="0.2071in" svg:height="0.1839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1">be a square matrix and</text:span><text:span text:style-name="T31"><draw:frame draw:style-name="fr1" draw:name="Object67" text:anchor-type="as-char" svg:y="-0.1484in" svg:width="0.3673in" svg:height="0.1839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1">a non-negative integer.</text:span></text:p>
          <text:p text:style-name="P68"><text:span text:style-name="T115">Then,</text:span><text:span text:style-name="T32"><draw:frame draw:style-name="fr1" draw:name="Object68" text:anchor-type="as-char" svg:y="-0.1744in" svg:width="1.0102in" svg:height="0.2102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2">.</text:span></text:p>
        </text:list-item>
        <text:list-item>
          <text:p text:style-name="P69"><text:span text:style-name="T32">S</text:span><text:span text:style-name="T33">ince matrix multiplication is not commutative, in general, for 2 square matrix</text:span><text:span text:style-name="T33"><draw:frame draw:style-name="fr1" draw:name="Object69" text:anchor-type="as-char" svg:y="-0.1484in" svg:width="0.398in" svg:height="0.1839in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33">of the same size, </text:span><text:span text:style-name="T33"><draw:frame draw:style-name="fr1" draw:name="Object70" text:anchor-type="as-char" svg:y="-0.172in" svg:width="0.4756in" svg:height="0.2193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1">and</text:span><text:span text:style-name="T33"><draw:frame draw:style-name="fr1" draw:name="Object71" text:anchor-type="as-char" svg:y="-0.172in" svg:width="0.4374in" svg:height="0.2075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3">may be different.</text:span></text:p>
          <text:p text:style-name="P72"><text:span text:style-name="T26">For example, let</text:span><text:span text:style-name="T26"><draw:frame draw:style-name="fr1" draw:name="Object9" text:anchor-type="as-char" svg:y="-0.2535in" svg:width="0.7929in" svg:height="0.422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and</text:span><text:span text:style-name="T26"><draw:frame draw:style-name="fr1" draw:name="Object11" text:anchor-type="as-char" svg:y="-0.2535in" svg:width="0.7783in" svg:height="0.422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.</text:span></text:p>
          <text:p text:style-name="P70"><text:span text:style-name="T34">Then</text:span><text:span text:style-name="T36"><draw:frame draw:style-name="fr1" draw:name="Object12" text:anchor-type="as-char" svg:y="-0.2535in" svg:width="1.6299in" svg:height="0.42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6">, </text:span><text:span text:style-name="T37">and</text:span><text:span text:style-name="T37"><draw:frame draw:style-name="fr1" draw:name="Object13" text:anchor-type="as-char" svg:y="-0.2535in" svg:width="1.5984in" svg:height="0.422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.</text:span></text:p>
        </text:list-item>
      </text:list>
      <text:h text:style-name="P49" text:outline-level="1"><text:bookmark-start text:name="__RefHeading___Toc1034_1823793367"/><text:span text:style-name="T37">T</text:span><text:span text:style-name="T35">ranspose </text:span><text:span text:style-name="T41">Matrices</text:span><text:bookmark-end text:name="__RefHeading___Toc1034_1823793367"/></text:h>
      <text:h text:style-name="Heading_20_2" text:outline-level="2"><text:bookmark-start text:name="__RefHeading___Toc1308_3232600582"/><text:span text:style-name="T71">Basic Properties</text:span><text:span text:style-name="T41"> </text:span><text:span text:style-name="T69">(Theorem 2.2.22)</text:span><text:bookmark-end text:name="__RefHeading___Toc1308_3232600582"/></text:h>
      <text:p text:style-name="P7"><text:span text:style-name="T39">Let</text:span><text:span text:style-name="T39"><draw:frame draw:style-name="fr1" draw:name="Object44" text:anchor-type="as-char" svg:y="-0.1484in" svg:width="0.2071in" svg:height="0.1839in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8">b</text:span><text:span text:style-name="T38">e a</text:span><text:span text:style-name="T38"><draw:frame draw:style-name="fr1" draw:name="Object45" text:anchor-type="as-char" svg:y="-0.1484in" svg:width="0.4291in" svg:height="0.1839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8">matrix.</text:span></text:p>
      <text:list xml:id="list1497820263" text:style-name="L4">
        <text:list-item>
          <text:p text:style-name="P73"><draw:frame draw:style-name="fr1" draw:name="Object46" text:anchor-type="as-char" svg:y="-0.172in" svg:width="0.7283in" svg:height="0.2193in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74"><text:span text:style-name="T38">If</text:span><text:span text:style-name="T39"><draw:frame draw:style-name="fr1" draw:name="Object87" text:anchor-type="as-char" svg:y="-0.1484in" svg:width="0.1925in" svg:height="0.1839in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8">is a</text:span><text:span text:style-name="T38"><draw:frame draw:style-name="fr1" draw:name="Object86" text:anchor-type="as-char" svg:y="-0.1484in" svg:width="0.4291in" svg:height="0.1839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8">matrix, then</text:span><text:span text:style-name="T38"><draw:frame draw:style-name="fr1" draw:name="Object88" text:anchor-type="as-char" svg:y="-0.172in" svg:width="1.25in" svg:height="0.2193in" draw:z-index="73"><draw:object xlink:href="./Object 88" xlink:type="simple" xlink:show="embed" xlink:actuate="onLoad"/><draw:image xlink:href="./ObjectReplacements/Object 88" xlink:type="simple" xlink:show="embed" xlink:actuate="onLoad"/></draw:frame></text:span><text:span text:style-name="T35">.</text:span></text:p>
        </text:list-item>
        <text:list-item>
          <text:p text:style-name="P75"><text:span text:style-name="T40">If</text:span><text:span text:style-name="T40"><draw:frame draw:style-name="fr1" draw:name="Object89" text:anchor-type="as-char" svg:y="-0.1484in" svg:width="0.1626in" svg:height="0.1839in" draw:z-index="7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40">is a scalar, then</text:span><text:span text:style-name="T40"><draw:frame draw:style-name="fr1" draw:name="Object90" text:anchor-type="as-char" svg:y="-0.172in" svg:width="0.848in" svg:height="0.2193in" draw:z-index="75"><draw:object xlink:href="./Object 90" xlink:type="simple" xlink:show="embed" xlink:actuate="onLoad"/><draw:image xlink:href="./ObjectReplacements/Object 90" xlink:type="simple" xlink:show="embed" xlink:actuate="onLoad"/></draw:frame></text:span><text:span text:style-name="T35">.</text:span></text:p>
        </text:list-item>
        <text:list-item>
          <text:p text:style-name="P76"><text:span text:style-name="T5">If</text:span><text:span text:style-name="T5"><draw:frame draw:style-name="fr1" draw:name="Object91" text:anchor-type="as-char" svg:y="-0.1484in" svg:width="0.1925in" svg:height="0.1839in" draw:z-index="7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">is a</text:span><text:span text:style-name="T5"><draw:frame draw:style-name="fr1" draw:name="Object92" text:anchor-type="as-char" svg:y="-0.1484in" svg:width="0.4098in" svg:height="0.1839in" draw:z-index="7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">matrix, then</text:span><text:span text:style-name="T5"><draw:frame draw:style-name="fr1" draw:name="Object93" text:anchor-type="as-char" svg:y="-0.172in" svg:width="1.022in" svg:height="0.2193in" draw:z-index="7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">.</text:span></text:p>
        </text:list-item>
      </text:list>
      <text:h text:style-name="P50" text:outline-level="1"><text:bookmark-start text:name="__RefHeading___Toc1010_4197432957"/><text:soft-page-break/><text:span text:style-name="T42">Inverse </text:span><text:span text:style-name="T41">Matrices</text:span><text:bookmark-end text:name="__RefHeading___Toc1010_4197432957"/></text:h>
      <text:h text:style-name="P53" text:outline-level="2"><text:bookmark-start text:name="__RefHeading___Toc1310_3232600582"/><text:span text:style-name="T89">Definition of </text:span><text:span text:style-name="T90">Inverse </text:span><text:span text:style-name="T41">Matrices</text:span><text:span text:style-name="T70"> (</text:span><text:span text:style-name="T41">D</text:span><text:span text:style-name="T70">efinition 2.3.2)</text:span><text:bookmark-end text:name="__RefHeading___Toc1310_3232600582"/></text:h>
      <text:p text:style-name="P8"><text:span text:style-name="T41">L</text:span><text:span text:style-name="T35">et</text:span><text:span text:style-name="T35"><draw:frame draw:style-name="fr1" draw:name="Object95" text:anchor-type="as-char" svg:y="-0.1484in" svg:width="0.2071in" svg:height="0.1839in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5">be a square matrix of order</text:span><text:span text:style-name="T35"><draw:frame draw:style-name="fr1" draw:name="Object96" text:anchor-type="as-char" svg:y="-0.1484in" svg:width="0.1661in" svg:height="0.1839in" draw:z-index="8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8">. </text:span><text:span text:style-name="T49">L</text:span><text:span text:style-name="T43">et</text:span><text:span text:style-name="T43"><draw:frame draw:style-name="fr1" draw:name="Object94" text:anchor-type="as-char" svg:y="-0.1484in" svg:width="0.1583in" svg:height="0.1839in" draw:z-index="8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3">be an identity matrix.</text:span></text:p>
      <text:list xml:id="list2406734282" text:style-name="L5">
        <text:list-item>
          <text:p text:style-name="P77"><draw:frame draw:style-name="fr1" draw:name="Object97" text:anchor-type="as-char" svg:y="-0.1484in" svg:width="0.2071in" svg:height="0.1839in" draw:z-index="82"><draw:object xlink:href="./Object 97" xlink:type="simple" xlink:show="embed" xlink:actuate="onLoad"/><draw:image xlink:href="./ObjectReplacements/Object 97" xlink:type="simple" xlink:show="embed" xlink:actuate="onLoad"/><svg:desc>formula</svg:desc></draw:frame>is said to be invertible if there exists a square matrix<draw:frame draw:style-name="fr1" draw:name="Object99" text:anchor-type="as-char" svg:y="-0.1484in" svg:width="0.1925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of order<draw:frame draw:style-name="fr1" draw:name="Object98" text:anchor-type="as-char" svg:y="-0.1484in" svg:width="0.1661in" svg:height="0.1839in" draw:z-index="84"><draw:object xlink:href="./Object 98" xlink:type="simple" xlink:show="embed" xlink:actuate="onLoad"/><draw:image xlink:href="./ObjectReplacements/Object 98" xlink:type="simple" xlink:show="embed" xlink:actuate="onLoad"/><svg:desc>formula</svg:desc></draw:frame>such that<draw:frame draw:style-name="fr1" draw:name="Object100" text:anchor-type="as-char" svg:y="-0.1484in" svg:width="0.5228in" svg:height="0.1839in" draw:z-index="85"><draw:object xlink:href="./Object 100" xlink:type="simple" xlink:show="embed" xlink:actuate="onLoad"/><draw:image xlink:href="./ObjectReplacements/Object 100" xlink:type="simple" xlink:show="embed" xlink:actuate="onLoad"/><svg:desc>formula</svg:desc></draw:frame> and<draw:frame draw:style-name="fr1" draw:name="Object101" text:anchor-type="as-char" svg:y="-0.1484in" svg:width="0.5165in" svg:height="0.1839in" draw:z-index="86"><draw:object xlink:href="./Object 101" xlink:type="simple" xlink:show="embed" xlink:actuate="onLoad"/><draw:image xlink:href="./ObjectReplacements/Object 101" xlink:type="simple" xlink:show="embed" xlink:actuate="onLoad"/><svg:desc>formula</svg:desc></draw:frame>.</text:p>
        </text:list-item>
        <text:list-item>
          <text:p text:style-name="P78">The matrix<draw:frame draw:style-name="fr1" draw:name="Object102" text:anchor-type="as-char" svg:y="-0.1484in" svg:width="0.1925in" svg:height="0.1839in" draw:z-index="87"><draw:object xlink:href="./Object 102" xlink:type="simple" xlink:show="embed" xlink:actuate="onLoad"/><draw:image xlink:href="./ObjectReplacements/Object 102" xlink:type="simple" xlink:show="embed" xlink:actuate="onLoad"/><svg:desc>formula</svg:desc></draw:frame>here is called the inverse of<draw:frame draw:style-name="fr1" draw:name="Object103" text:anchor-type="as-char" svg:y="-0.1484in" svg:width="0.2071in" svg:height="0.1839in" draw:z-index="88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  </text:list-item>
        <text:list-item>
          <text:p text:style-name="P82"><text:span text:style-name="T47">Inverse matrices are unique. That means that an</text:span><text:span text:style-name="T50"> invertible matrix only has 1 inverse matrix.</text:span></text:p>
        </text:list-item>
        <text:list-item>
          <text:p text:style-name="P82"><text:span text:style-name="T44">A square matrix is called </text:span><text:span text:style-name="T118">singular</text:span><text:span text:style-name="T44"> if it has </text:span><text:span text:style-name="T118">no inverse</text:span><text:span text:style-name="T44">.</text:span></text:p>
        </text:list-item>
      </text:list>
      <text:p text:style-name="P9"/>
      <text:p text:style-name="P14"><text:span text:style-name="T51">For any square matrix</text:span><text:span text:style-name="T51"><draw:frame draw:style-name="fr1" draw:name="Object104" text:anchor-type="as-char" svg:y="-0.1484in" svg:width="0.2071in" svg:height="0.1839in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1">, t</text:span><text:span text:style-name="T52">he following statements are equivalent. </text:span><text:span text:style-name="T53">This means that if one of the statements is true, all of them are true. If one of the statements is false, </text:span><text:span text:style-name="T54">all of them are false.</text:span></text:p>
      <text:list xml:id="list1209503198" text:style-name="L6">
        <text:list-item>
          <text:p text:style-name="P79"><draw:frame draw:style-name="fr1" draw:name="Object105" text:anchor-type="as-char" svg:y="-0.1484in" svg:width="0.2071in" svg:height="0.1839in" draw:z-index="90"><draw:object xlink:href="./Object 105" xlink:type="simple" xlink:show="embed" xlink:actuate="onLoad"/><draw:image xlink:href="./ObjectReplacements/Object 105" xlink:type="simple" xlink:show="embed" xlink:actuate="onLoad"/><svg:desc>formula</svg:desc></draw:frame>is invertible.</text:p>
        </text:list-item>
        <text:list-item>
          <text:p text:style-name="P79">The linear system<draw:frame draw:style-name="fr1" draw:name="Object106" text:anchor-type="as-char" svg:y="-0.1484in" svg:width="0.5055in" svg:height="0.1839in" draw:z-index="91"><draw:object xlink:href="./Object 106" xlink:type="simple" xlink:show="embed" xlink:actuate="onLoad"/><draw:image xlink:href="./ObjectReplacements/Object 106" xlink:type="simple" xlink:show="embed" xlink:actuate="onLoad"/><svg:desc>formula</svg:desc></draw:frame>has only the trivial solution.</text:p>
        </text:list-item>
        <text:list-item>
          <text:p text:style-name="P80">The reduced row-echelon form of<draw:frame draw:style-name="fr1" draw:name="Object107" text:anchor-type="as-char" svg:y="-0.1484in" svg:width="0.2071in" svg:height="0.1839in" draw:z-index="92"><draw:object xlink:href="./Object 107" xlink:type="simple" xlink:show="embed" xlink:actuate="onLoad"/><draw:image xlink:href="./ObjectReplacements/Object 107" xlink:type="simple" xlink:show="embed" xlink:actuate="onLoad"/><svg:desc>formula</svg:desc></draw:frame>is an identity matrix.</text:p>
        </text:list-item>
        <text:list-item>
          <text:p text:style-name="P80"><draw:frame draw:style-name="fr1" draw:name="Object108" text:anchor-type="as-char" svg:y="-0.1484in" svg:width="0.2071in" svg:height="0.1839in" draw:z-index="93"><draw:object xlink:href="./Object 108" xlink:type="simple" xlink:show="embed" xlink:actuate="onLoad"/><draw:image xlink:href="./ObjectReplacements/Object 108" xlink:type="simple" xlink:show="embed" xlink:actuate="onLoad"/><svg:desc>formula</svg:desc></draw:frame>can be expressed as a product of elementary matrices.</text:p>
        </text:list-item>
      </text:list>
      <text:h text:style-name="P56" text:outline-level="2"><text:bookmark-start text:name="__RefHeading___Toc1870_1951518012"/>Basic Properties<text:bookmark-end text:name="__RefHeading___Toc1870_1951518012"/></text:h>
      <text:p text:style-name="P29">Let<draw:frame draw:style-name="fr1" draw:name="Object124" text:anchor-type="as-char" svg:y="-0.1484in" svg:width="0.2071in" svg:height="0.1839in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and<draw:frame draw:style-name="fr1" draw:name="Object125" text:anchor-type="as-char" svg:y="-0.1484in" svg:width="0.1925in" svg:height="0.1839in" draw:z-index="95"><draw:object xlink:href="./Object 20" xlink:type="simple" xlink:show="embed" xlink:actuate="onLoad"/><draw:image xlink:href="./ObjectReplacements/Object 20" xlink:type="simple" xlink:show="embed" xlink:actuate="onLoad"/><svg:desc>formula</svg:desc></draw:frame>be 2 invertible matrices and<draw:frame draw:style-name="fr1" draw:name="Object126" text:anchor-type="as-char" svg:y="-0.1484in" svg:width="0.1626in" svg:height="0.1839in" draw:z-index="96"><draw:object xlink:href="./Object 21" xlink:type="simple" xlink:show="embed" xlink:actuate="onLoad"/><draw:image xlink:href="./ObjectReplacements/Object 21" xlink:type="simple" xlink:show="embed" xlink:actuate="onLoad"/><svg:desc>formula</svg:desc></draw:frame>a non-zero scalar.</text:p>
      <text:list xml:id="list353658857" text:style-name="L7">
        <text:list-item>
          <text:p text:style-name="P84"><draw:frame draw:style-name="fr1" draw:name="Object18" text:anchor-type="as-char" svg:y="-0.1484in" svg:width="0.2665in" svg:height="0.1839in" draw:z-index="97"><draw:object xlink:href="./Object 22" xlink:type="simple" xlink:show="embed" xlink:actuate="onLoad"/><draw:image xlink:href="./ObjectReplacements/Object 22" xlink:type="simple" xlink:show="embed" xlink:actuate="onLoad"/><svg:desc>formula</svg:desc></draw:frame>is invertible and <text:span text:style-name="T96"><draw:frame draw:style-name="fr1" draw:name="Object17" text:anchor-type="as-char" svg:y="-0.2437in" svg:width="1.002in" svg:height="0.3929in" draw:z-index="9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6">.</text:span></text:p>
        </text:list-item>
        <text:list-item>
          <text:p text:style-name="P84"><text:span text:style-name="T96"><draw:frame draw:style-name="fr1" draw:name="Object19" text:anchor-type="as-char" svg:y="-0.172in" svg:width="0.2728in" svg:height="0.2075in" draw:z-index="9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6">is invertible and </text:span><text:span text:style-name="T96"><draw:frame draw:style-name="fr1" draw:name="Object20" text:anchor-type="as-char" svg:y="-0.2in" svg:width="1.0319in" svg:height="0.2472in" draw:z-index="10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96">.</text:span></text:p>
        </text:list-item>
        <text:list-item>
          <text:p text:style-name="P84"><text:span text:style-name="T96"><draw:frame draw:style-name="fr1" draw:name="Object21" text:anchor-type="as-char" svg:y="-0.172in" svg:width="0.3319in" svg:height="0.2075in" draw:z-index="101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96">is invertible and </text:span><text:span text:style-name="T96"><draw:frame draw:style-name="fr1" draw:name="Object22" text:anchor-type="as-char" svg:y="-0.2in" svg:width="0.8126in" svg:height="0.2472in" draw:z-index="102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96">.</text:span></text:p>
        </text:list-item>
        <text:list-item>
          <text:p text:style-name="P83"><text:span text:style-name="T91"><draw:frame draw:style-name="fr1" draw:name="Object23" text:anchor-type="as-char" svg:y="-0.1484in" svg:width="0.3043in" svg:height="0.1839in" draw:z-index="13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1">is invertible and </text:span><text:span text:style-name="T91"><draw:frame draw:style-name="fr1" draw:name="Object24" text:anchor-type="as-char" svg:y="-0.178in" svg:width="1.1618in" svg:height="0.2244in" draw:z-index="13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1">.</text:span></text:p>
        </text:list-item>
      </text:list>
      <text:h text:style-name="Heading_20_2" text:outline-level="2"><text:bookmark-start text:name="__RefHeading___Toc1012_4197432957"/><text:span text:style-name="T44">C</text:span><text:span text:style-name="T35">ancellation </text:span><text:span text:style-name="T45">L</text:span><text:span text:style-name="T35">aws </text:span><text:span text:style-name="T72">(Remark 2.3.4)</text:span><text:bookmark-end text:name="__RefHeading___Toc1012_4197432957"/></text:h>
      <text:list xml:id="list2467397683" text:style-name="L8">
        <text:list-item>
          <text:p text:style-name="P85"><text:span text:style-name="T46">Let</text:span><text:span text:style-name="T46"><draw:frame draw:style-name="fr1" draw:name="Object109" text:anchor-type="as-char" svg:y="-0.1484in" svg:width="0.2071in" svg:height="0.1839in" draw:z-index="103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6">be an </text:span><text:span text:style-name="T116">invertible</text:span><text:span text:style-name="T116"><draw:frame draw:style-name="fr1" draw:name="Object110" text:anchor-type="as-char" svg:y="-0.1484in" svg:width="0.4661in" svg:height="0.1839in" draw:z-index="104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20">matrix.</text:span></text:p>
          <text:list>
            <text:list-item>
              <text:p text:style-name="P88"><text:span text:style-name="T120">I</text:span><text:span text:style-name="T119">f</text:span><text:span text:style-name="T119"><draw:frame draw:style-name="fr1" draw:name="Object111" text:anchor-type="as-char" svg:y="-0.1484in" svg:width="0.2425in" svg:height="0.2091in" draw:z-index="10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9">and</text:span><text:span text:style-name="T119"><draw:frame draw:style-name="fr1" draw:name="Object112" text:anchor-type="as-char" svg:y="-0.1484in" svg:width="0.2425in" svg:height="0.2091in" draw:z-index="10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19">are</text:span><text:span text:style-name="T119"><draw:frame draw:style-name="fr1" draw:name="Object113" text:anchor-type="as-char" svg:y="-0.1484in" svg:width="0.4291in" svg:height="0.1839in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19">matrices such that</text:span><text:span text:style-name="T119"><draw:frame draw:style-name="fr1" draw:name="Object114" text:anchor-type="as-char" svg:y="-0.1484in" svg:width="0.7693in" svg:height="0.2091in" draw:z-index="112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19">, then</text:span><text:span text:style-name="T128"><draw:frame draw:style-name="fr1" draw:name="Object115" text:anchor-type="as-char" svg:y="-0.1484in" svg:width="0.5453in" svg:height="0.2091in" draw:z-index="11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21">.</text:span></text:p>
            </text:list-item>
            <text:list-item>
              <text:p text:style-name="P89"><text:span text:style-name="T120">I</text:span><text:span text:style-name="T121">f</text:span><text:span text:style-name="T121"><draw:frame draw:style-name="fr1" draw:name="Object116" text:anchor-type="as-char" svg:y="-0.1484in" svg:width="0.2492in" svg:height="0.2091in" draw:z-index="137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1">and</text:span><text:span text:style-name="T121"><draw:frame draw:style-name="fr1" draw:name="Object117" text:anchor-type="as-char" svg:y="-0.1484in" svg:width="0.25in" svg:height="0.2091in" draw:z-index="138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1">are</text:span><text:span text:style-name="T121"><draw:frame draw:style-name="fr1" draw:name="Object118" text:anchor-type="as-char" svg:y="-0.1484in" svg:width="0.4291in" svg:height="0.1839in" draw:z-index="139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1">matrices such that</text:span><text:span text:style-name="T121"><draw:frame draw:style-name="fr1" draw:name="Object119" text:anchor-type="as-char" svg:y="-0.1484in" svg:width="0.8492in" svg:height="0.2091in" draw:z-index="140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1">, then</text:span><text:span text:style-name="T128"><draw:frame draw:style-name="fr1" draw:name="Object120" text:anchor-type="as-char" svg:y="-0.1484in" svg:width="0.5602in" svg:height="0.2091in" draw:z-index="14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21">.</text:span></text:p>
            </text:list-item>
          </text:list>
        </text:list-item>
        <text:list-item>
          <text:p text:style-name="P86"><text:span text:style-name="T121">I</text:span><text:span text:style-name="T123">f</text:span><text:span text:style-name="T123"><draw:frame draw:style-name="fr1" draw:name="Object123" text:anchor-type="as-char" svg:y="-0.1484in" svg:width="0.2071in" svg:height="0.1839in" draw:z-index="14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3">is </text:span><text:span text:style-name="T117">singular</text:span><text:span text:style-name="T123">, the cancellation laws may not hold.</text:span></text:p>
          <text:p text:style-name="P87"><text:span text:style-name="T124">For example, let</text:span><text:span text:style-name="T124"><draw:frame draw:style-name="fr1" draw:name="Object14" text:anchor-type="as-char" svg:y="-0.2535in" svg:width="0.789in" svg:height="0.422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4">, </text:span><text:span text:style-name="T149"><draw:frame draw:style-name="fr1" draw:name="Object15" text:anchor-type="as-char" svg:y="-0.2535in" svg:width="0.8283in" svg:height="0.4228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5">and</text:span><text:span text:style-name="T122"><draw:frame draw:style-name="fr1" draw:name="Object16" text:anchor-type="as-char" svg:y="-0.2535in" svg:width="0.8252in" svg:height="0.422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2">.</text:span></text:p>
          <text:p text:style-name="P87"><text:span text:style-name="T122">T</text:span><text:span text:style-name="T126">hen</text:span><text:span text:style-name="T126"><draw:frame draw:style-name="fr1" draw:name="Object121" text:anchor-type="as-char" svg:y="-0.1484in" svg:width="0.7693in" svg:height="0.2091in" draw:z-index="10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6">, but</text:span><text:span text:style-name="T126"><draw:frame draw:style-name="fr1" draw:name="Object122" text:anchor-type="as-char" svg:y="-0.1484in" svg:width="0.5453in" svg:height="0.2091in" draw:z-index="10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7">.</text:span></text:p>
        </text:list-item>
      </text:list>
      <text:h text:style-name="P56" text:outline-level="2"><text:bookmark-start text:name="__RefHeading___Toc1872_1951518012"/><text:soft-page-break/><text:span text:style-name="T105">Checking for Singularity </text:span><text:span text:style-name="T106">(</text:span><text:span text:style-name="T107">Remark 2.4.10</text:span><text:span text:style-name="T106">)</text:span><text:bookmark-end text:name="__RefHeading___Toc1872_1951518012"/></text:h>
      <text:p text:style-name="P22"><text:span text:style-name="T108">If a</text:span><text:span text:style-name="T109"> square matrix</text:span><text:span text:style-name="T82"><draw:frame draw:style-name="fr1" draw:name="Object27" text:anchor-type="as-char" svg:y="-0.1484in" svg:width="0.2071in" svg:height="0.1839in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82">is invertible, </text:span><text:span text:style-name="T83">a row-echelon form of A has at least 1 zero row.</text:span></text:p>
      <text:h text:style-name="P47" text:outline-level="1"><text:bookmark-start text:name="__RefHeading___Toc918_552356150"/><text:span text:style-name="T129">D</text:span>eterminants<text:bookmark-end text:name="__RefHeading___Toc918_552356150"/></text:h>
      <text:h text:style-name="P57" text:outline-level="2"><text:bookmark-start text:name="__RefHeading___Toc1312_3232600582"/>Geometrical <text:span text:style-name="T155">I</text:span>nterpretation<text:bookmark-end text:name="__RefHeading___Toc1312_3232600582"/></text:h>
      <text:p text:style-name="P21">The determinant <text:span text:style-name="T150">represents how much an area or volume is scaled. </text:span><text:span text:style-name="T151">In 2D, this is equivalent to the area, </text:span><text:span text:style-name="T152">and in 3D, this is equivalent to the vo</text:span><text:span text:style-name="T153">l</text:span><text:span text:style-name="T152">ume.</text:span></text:p>
      <text:h text:style-name="P58" text:outline-level="2"><text:bookmark-start text:name="__RefHeading___Toc1874_1951518012"/><text:span text:style-name="T165">S</text:span>calar Multiplication (Theorem 2.5.22.1)<text:bookmark-end text:name="__RefHeading___Toc1874_1951518012"/></text:h>
      <text:p text:style-name="Text_20_body"><text:bookmark-start text:name="__RefHeading___Toc1876_1951518012"/><text:span text:style-name="T82">Let</text:span><text:span text:style-name="T82"><draw:frame draw:style-name="fr1" draw:name="Object130" text:anchor-type="as-char" svg:y="-0.1484in" svg:width="0.2071in" svg:height="0.1839in" draw:z-index="14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82">be an</text:span><text:span text:style-name="T85"><draw:frame draw:style-name="fr1" draw:name="Object131" text:anchor-type="as-char" svg:y="-0.1484in" svg:width="0.3925in" svg:height="0.1839in" draw:z-index="14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2">matrix, </text:span><text:span text:style-name="T85">and</text:span><text:span text:style-name="T85"><draw:frame draw:style-name="fr1" draw:name="Object132" text:anchor-type="as-char" svg:y="-0.1484in" svg:width="0.1626in" svg:height="0.1839in" draw:z-index="146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85">be a scalar. </text:span><text:span text:style-name="T86">Then,</text:span><text:span text:style-name="T85"><draw:frame draw:style-name="fr1" draw:name="Object133" text:anchor-type="as-char" svg:y="-0.172in" svg:width="2.4028in" svg:height="0.2193in" draw:z-index="14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5">.</text:span><text:bookmark-end text:name="__RefHeading___Toc1876_1951518012"/></text:p>
      <text:h text:style-name="P59" text:outline-level="2"><text:bookmark-start text:name="__RefHeading___Toc1878_1951518012"/><text:span text:style-name="T93">M</text:span><text:span text:style-name="T92">atrix Multiplication (Theorem 2.5.22.2)</text:span><text:bookmark-end text:name="__RefHeading___Toc1878_1951518012"/></text:h>
      <text:p text:style-name="Text_20_body"><text:span text:style-name="T94">If</text:span><text:span text:style-name="T95"><draw:frame draw:style-name="fr1" draw:name="Object162" text:anchor-type="as-char" svg:y="-0.1484in" svg:width="0.2071in" svg:height="0.1839in" draw:z-index="148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95">and</text:span><text:span text:style-name="T95"><draw:frame draw:style-name="fr1" draw:name="Object163" text:anchor-type="as-char" svg:y="-0.1484in" svg:width="0.1925in" svg:height="0.1839in" draw:z-index="149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94">are square matrices of the same size then,</text:span><text:span text:style-name="T94"><draw:frame draw:style-name="fr1" draw:name="Object164" text:anchor-type="as-char" svg:y="-0.152in" svg:width="3.8102in" svg:height="0.2in" draw:z-index="15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4">.</text:span></text:p>
      <text:h text:style-name="P60" text:outline-level="2"><text:bookmark-start text:name="__RefHeading___Toc1645_1951518012"/><text:span text:style-name="T73">Determinant of </text:span><text:span text:style-name="T74">2</text:span>×<text:span text:style-name="T159">2</text:span><text:span text:style-name="T156"> Matrix </text:span><text:span text:style-name="T163">(Example 2.5.4.1)</text:span><text:bookmark-end text:name="__RefHeading___Toc1645_1951518012"/></text:h>
      <text:p text:style-name="P23">Given matrix<draw:frame draw:style-name="fr1" draw:name="Object145" text:anchor-type="as-char" svg:y="-0.2535in" svg:width="0.802in" svg:height="0.4228in" draw:z-index="151"><draw:object xlink:href="./Object 146" xlink:type="simple" xlink:show="embed" xlink:actuate="onLoad"/><draw:image xlink:href="./ObjectReplacements/Object 146" xlink:type="simple" xlink:show="embed" xlink:actuate="onLoad"/><svg:desc>formula</svg:desc></draw:frame>, <text:span text:style-name="T157">we can calculate the determinant using this formul</text:span><text:span text:style-name="T158">a:</text:span></text:p>
      <text:p text:style-name="P11"><draw:frame draw:style-name="fr1" draw:name="Object146" text:anchor-type="as-char" svg:y="-0.152in" svg:width="1.1807in" svg:height="0.2in" draw:z-index="10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h text:style-name="Heading_20_2" text:outline-level="2"><text:bookmark-start text:name="__RefHeading___Toc1647_1951518012"/><text:span text:style-name="T73">Determinant of 3</text:span>×<text:span text:style-name="T156">3 Matrix </text:span><text:span text:style-name="T162">(Remark 2.5.5)</text:span><text:bookmark-end text:name="__RefHeading___Toc1647_1951518012"/></text:h>
      <text:p text:style-name="P23">Given matrix<draw:frame draw:style-name="fr1" draw:name="Object148" text:anchor-type="as-char" svg:y="-0.3618in" svg:width="1.0346in" svg:height="0.6402in" draw:z-index="152"><draw:object xlink:href="./Object 148" xlink:type="simple" xlink:show="embed" xlink:actuate="onLoad"/><draw:image xlink:href="./ObjectReplacements/Object 148" xlink:type="simple" xlink:show="embed" xlink:actuate="onLoad"/><svg:desc>formula</svg:desc></draw:frame>, <text:span text:style-name="T157">we can calculate the determinant using this formul</text:span><text:span text:style-name="T158">a:</text:span></text:p>
      <text:p text:style-name="P11"><draw:frame draw:style-name="fr1" draw:name="Object147" text:anchor-type="as-char" svg:y="-0.152in" svg:width="2.6898in" svg:height="0.2in" draw:z-index="11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h text:style-name="P53" text:outline-level="2"><text:bookmark-start text:name="__RefHeading___Toc1649_1951518012"/><text:span text:style-name="T97">Determinants </text:span><text:span text:style-name="T99">of </text:span><text:span text:style-name="T100">Transpose </text:span><text:span text:style-name="T101">of Square </text:span><text:span text:style-name="T100">Matrices</text:span><text:bookmark-end text:name="__RefHeading___Toc1649_1951518012"/></text:h>
      <text:p text:style-name="P33">The determinant of a square matrix is equal to the determinant of its transpose.</text:p>
      <text:p text:style-name="Text_20_body"><draw:frame draw:style-name="fr1" draw:name="Object154" text:anchor-type="as-char" svg:y="-0.172in" svg:width="1.2465in" svg:height="0.219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Heading_20_2" text:outline-level="2"><text:bookmark-start text:name="__RefHeading___Toc1651_1951518012"/>Determinants <text:span text:style-name="T161">of Triangular Matrices </text:span><text:span text:style-name="T164">(Theorem 2.5.8)</text:span><text:bookmark-end text:name="__RefHeading___Toc1651_1951518012"/></text:h>
      <text:p text:style-name="P24"><text:span text:style-name="T75">If</text:span><text:span text:style-name="T55"><draw:frame draw:style-name="fr1" draw:name="Object149" text:anchor-type="as-char" svg:y="-0.1484in" svg:width="0.2071in" svg:height="0.1839in" draw:z-index="11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75">is an</text:span><text:span text:style-name="T55"><draw:frame draw:style-name="fr1" draw:name="Object150" text:anchor-type="as-char" svg:y="-0.1484in" svg:width="0.3925in" svg:height="0.1839in" draw:z-index="114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75">triangular </text:span><text:span text:style-name="T55">matrix, </text:span><text:span text:style-name="T75">then</text:span><text:span text:style-name="T75"><draw:frame draw:style-name="fr1" draw:name="Object151" text:anchor-type="as-char" svg:y="-0.152in" svg:width="1.8075in" svg:height="0.2134in" draw:z-index="11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75">.</text:span></text:p>
      <text:p text:style-name="P24"><text:span text:style-name="T77">Example:</text:span><text:span text:style-name="T75"><draw:frame draw:style-name="fr1" draw:name="Object152" text:anchor-type="as-char" svg:y="-0.4783in" svg:width="1.6543in" svg:height="0.8992in" draw:z-index="11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76">or</text:span><draw:frame draw:style-name="fr1" draw:name="Object153" text:anchor-type="as-char" svg:y="-0.4783in" svg:width="1.6402in" svg:height="0.8992in" draw:z-index="15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0"/>
      <text:p text:style-name="P31"><text:soft-page-break/><text:span text:style-name="T166">This also means that the </text:span><text:span text:style-name="T18">reduced row-echelon form of </text:span><text:span text:style-name="T166">an invertible matrix is the identity matrix.</text:span></text:p>
      <text:p text:style-name="P32"><text:span text:style-name="T167">This also means that a </text:span><text:span text:style-name="T18">row-echelon form of </text:span><text:span text:style-name="T19">a singular matrix must have at least 1 zero row</text:span><text:span text:style-name="T166">.</text:span></text:p>
      <text:h text:style-name="P55" text:outline-level="2"><text:bookmark-start text:name="__RefHeading___Toc1653_1951518012"/><text:span text:style-name="T65">I</text:span><text:span text:style-name="T66">dentical Row or Columns </text:span><text:span text:style-name="T67">(Theorem 2.5.12)</text:span><text:bookmark-end text:name="__RefHeading___Toc1653_1951518012"/></text:h>
      <text:p text:style-name="P25"><text:span text:style-name="T78">T</text:span><text:span text:style-name="T79">he determinant of a square matrix with 2 identical rows </text:span><text:span text:style-name="T80">or columns </text:span><text:span text:style-name="T79">is 0.</text:span></text:p>
      <text:p text:style-name="P26"><text:span text:style-name="T80">The following matrices have </text:span><text:span text:style-name="T81">zero determinant:</text:span></text:p>
      <text:list xml:id="list2382033623" text:style-name="L9">
        <text:list-item>
          <text:p text:style-name="P81"><draw:frame draw:style-name="fr1" draw:name="Object155" text:anchor-type="as-char" svg:y="-0.2535in" svg:width="0.661in" svg:height="0.4228in" draw:z-index="118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</text:list-item>
        <text:list-item>
          <text:p text:style-name="P81"><draw:frame draw:style-name="fr1" draw:name="Object156" text:anchor-type="as-char" svg:y="-0.3618in" svg:width="0.9783in" svg:height="0.6402in" draw:z-index="11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</text:list-item>
        <text:list-item>
          <text:p text:style-name="P81"><draw:frame draw:style-name="fr1" draw:name="Object157" text:anchor-type="as-char" svg:y="-0.4709in" svg:width="1.4984in" svg:height="0.8583in" draw:z-index="120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</text:list-item>
      </text:list>
      <text:h text:style-name="P54" text:outline-level="2"><text:bookmark-start text:name="__RefHeading___Toc1655_1951518012"/><text:span text:style-name="T102">D</text:span><text:span text:style-name="T103">eterminants </text:span><text:span text:style-name="T98">&amp; Elementary Row Operations </text:span><text:span text:style-name="T104">(Theorem 2.5.15)</text:span><text:bookmark-end text:name="__RefHeading___Toc1655_1951518012"/></text:h>
      <text:p text:style-name="P27"><text:span text:style-name="T55">Let</text:span><text:span text:style-name="T55"><draw:frame draw:style-name="fr1" draw:name="Object134" text:anchor-type="as-char" svg:y="-0.1484in" svg:width="0.2071in" svg:height="0.1839in" draw:z-index="12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5">be an</text:span><text:span text:style-name="T55"><draw:frame draw:style-name="fr1" draw:name="Object135" text:anchor-type="as-char" svg:y="-0.1484in" svg:width="0.3925in" svg:height="0.1839in" draw:z-index="1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5">matrix</text:span><text:span text:style-name="T56">,</text:span><text:span text:style-name="T55"><draw:frame draw:style-name="fr1" draw:name="Object136" text:anchor-type="as-char" svg:y="-0.1484in" svg:width="0.1965in" svg:height="0.1839in" draw:z-index="1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5">be an</text:span><text:span text:style-name="T55"><draw:frame draw:style-name="fr1" draw:name="Object137" text:anchor-type="as-char" svg:y="-0.1484in" svg:width="0.3925in" svg:height="0.1839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55">elementary matrix </text:span><text:span text:style-name="T88">and</text:span><text:span text:style-name="T87"><draw:frame draw:style-name="fr1" draw:name="Object140" text:anchor-type="as-char" svg:y="-0.1484in" svg:width="0.5543in" svg:height="0.1839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7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Elementary Matrix <text:span text:style-name="T134">(E)</text:span></text:p>
          </table:table-cell>
          <table:table-cell table:style-name="Table1.A1" office:value-type="string">
            <text:p text:style-name="P38">Elementary Row Operation</text:p>
          </table:table-cell>
          <table:table-cell table:style-name="Table1.C1" office:value-type="string">
            <text:p text:style-name="P39">Effect on Determinant</text:p>
          </table:table-cell>
        </table:table-row>
        <table:table-row>
          <table:table-cell table:style-name="Table1.A2" office:value-type="string">
            <text:p text:style-name="P43"><draw:frame draw:style-name="fr1" draw:name="Object30" text:anchor-type="as-char" svg:y="-0.3618in" svg:width="1.1547in" svg:height="0.6402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1.A2" office:value-type="string">
            <text:p text:style-name="P40">Scale a row by<draw:frame draw:style-name="fr1" draw:name="Object141" text:anchor-type="as-char" svg:y="-0.1484in" svg:width="0.1665in" svg:height="0.1839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.</text:p>
          </table:table-cell>
          <table:table-cell table:style-name="Table1.C2" office:value-type="string">
            <text:p text:style-name="P43"><draw:frame draw:style-name="fr1" draw:name="Object142" text:anchor-type="as-char" svg:y="-0.152in" svg:width="1.3929in" svg:height="0.2in" draw:z-index="128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3"><draw:frame draw:style-name="fr1" draw:name="Object31" text:anchor-type="as-char" svg:y="-0.3618in" svg:width="1.1543in" svg:height="0.6402in" draw:z-index="12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.A2" office:value-type="string">
            <text:p text:style-name="P41">Swap 2 rows.</text:p>
          </table:table-cell>
          <table:table-cell table:style-name="Table1.C2" office:value-type="string">
            <text:p text:style-name="P41"><draw:frame draw:style-name="fr1" draw:name="Object143" text:anchor-type="as-char" svg:y="-0.152in" svg:width="1.2917in" svg:height="0.2in" draw:z-index="130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3"><draw:frame draw:style-name="fr1" draw:name="Object28" text:anchor-type="as-char" svg:y="-0.3618in" svg:width="1.1547in" svg:height="0.6402in" draw:z-index="131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1.A2" office:value-type="string">
            <text:p text:style-name="P43"><text:span text:style-name="T135">Add </text:span><text:span text:style-name="T8">the multiple of one row to another.</text:span></text:p>
          </table:table-cell>
          <table:table-cell table:style-name="Table1.C2" office:value-type="string">
            <text:p text:style-name="P42"><draw:frame draw:style-name="fr1" draw:name="Object144" text:anchor-type="as-char" svg:y="-0.152in" svg:width="1.1654in" svg:height="0.2in" draw:z-index="13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</table:table-row>
      </table:table>
      <text:h text:style-name="P61" text:outline-level="2"><text:bookmark-start text:name="__RefHeading___Toc1724_1951518012"/><text:span text:style-name="T160">I</text:span>nvertible Matrices <text:span text:style-name="T165">(Theorem 2.5.19)</text:span><text:bookmark-end text:name="__RefHeading___Toc1724_1951518012"/></text:h>
      <text:p text:style-name="P28"><text:span text:style-name="T110">A square matrix</text:span><text:span text:style-name="T82"><draw:frame draw:style-name="fr1" draw:name="Object25" text:anchor-type="as-char" svg:y="-0.1484in" svg:width="0.2071in" svg:height="0.1839in" draw:z-index="13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4">is invertible if and only if</text:span><text:span text:style-name="T82"><draw:frame draw:style-name="fr1" draw:name="Object26" text:anchor-type="as-char" svg:y="-0.152in" svg:width="0.7839in" svg:height="0.2in" draw:z-index="13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2">.</text:span></text:p>
      <text:h text:style-name="P62" text:outline-level="2"><text:bookmark-start text:name="__RefHeading___Toc1880_1951518012"/><text:span text:style-name="T165">A</text:span>djoints (Theorem 2.5.25)<text:bookmark-end text:name="__RefHeading___Toc1880_1951518012"/></text:h>
      <text:p text:style-name="Text_20_body"><text:span text:style-name="T168">If</text:span><text:span text:style-name="T168"><draw:frame draw:style-name="fr1" draw:name="Object127" text:anchor-type="as-char" svg:y="-0.1484in" svg:width="0.2071in" svg:height="0.1839in" draw:z-index="15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68">is an invertible matrix, then</text:span><draw:frame draw:style-name="fr1" draw:name="Object138" text:anchor-type="as-char" svg:y="-0.152in" svg:width="1.6634in" svg:height="0.2in" draw:z-index="157"><draw:object xlink:href="./Object 132" xlink:type="simple" xlink:show="embed" xlink:actuate="onLoad"/><draw:image xlink:href="./ObjectReplacements/Object 132" xlink:type="simple" xlink:show="embed" xlink:actuate="onLoad"/><svg:desc>formula</svg:desc></draw:frame><text:span text:style-name="T168">and</text:span><draw:frame draw:style-name="fr1" draw:name="Object139" text:anchor-type="as-char" svg:y="-0.2437in" svg:width="1.6811in" svg:height="0.4083in" draw:z-index="155"><draw:object xlink:href="./Object 131" xlink:type="simple" xlink:show="embed" xlink:actuate="onLoad"/><draw:image xlink:href="./ObjectReplacements/Object 131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4pt" fo:font-weight="bold" officeooo:rsid="064dec3a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54b4122" officeooo:paragraph-rsid="092b7ba3"/>
    </style:style>
    <style:style style:name="MT1" style:family="text">
      <style:text-properties officeooo:rsid="092b7ba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text:tab/><text:span text:style-name="MT1">https://github.com/TypeDefinitio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1H54M54S</meta:editing-duration>
    <meta:editing-cycles>566</meta:editing-cycles>
    <dc:title>Terry's Template</dc:title>
    <dc:date>2021-02-17T01:43:16.467173360</dc:date>
    <meta:document-statistic meta:table-count="1" meta:image-count="0" meta:object-count="158" meta:page-count="6" meta:paragraph-count="148" meta:word-count="836" meta:character-count="5332" meta:non-whitespace-character-count="4663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≠</mo>
      <mi mathvariant="italic">BA</mi>
    </mrow>
    <annotation encoding="StarMath 5.0">AB &lt;&gt; BA</annotation>
  </semantics>
</math>
</file>

<file path=Object 10/content.xml><?xml version="1.0" encoding="utf-8"?>
<math xmlns="http://www.w3.org/1998/Math/MathML" display="block">
  <semantics>
    <mrow>
      <mrow>
        <msup>
          <mi>A</mi>
          <mn>3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A^3 = left( matrix{ 1 # 2 ## 1 # 3 } right) left( matrix{ 1 # 2 ## 1 # 3 } right) left( matrix{ 1 # 2 ## 1 # 3 } right) = left( matrix{ 11 # 30 ## 15 # 41 } right)</annotation>
  </semantics>
</math>
</file>

<file path=Object 100/content.xml><?xml version="1.0" encoding="utf-8"?>
<math xmlns="http://www.w3.org/1998/Math/MathML" display="block">
  <semantics>
    <mrow>
      <mi mathvariant="italic">AB</mi>
      <mo stretchy="false">=</mo>
      <mi>I</mi>
    </mrow>
    <annotation encoding="StarMath 5.0">AB = I</annotation>
  </semantics>
</math>
</file>

<file path=Object 101/content.xml><?xml version="1.0" encoding="utf-8"?>
<math xmlns="http://www.w3.org/1998/Math/MathML" display="block">
  <semantics>
    <mrow>
      <mi mathvariant="italic">BA</mi>
      <mo stretchy="false">=</mo>
      <mi>I</mi>
    </mrow>
    <annotation encoding="StarMath 5.0">BA = I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0 # 1 ## 1 # 0 } right)</annotation>
  </semantics>
</math>
</file>

<file path=Object 110/content.xml><?xml version="1.0" encoding="utf-8"?>
<math xmlns="http://www.w3.org/1998/Math/MathML" display="block">
  <semantics>
    <mrow>
      <mi>m</mi>
      <mo stretchy="false">×</mo>
      <mi>m</mi>
    </mrow>
    <annotation encoding="StarMath 5.0">m times m</annotation>
  </semantics>
</math>
</file>

<file path=Object 111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12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13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14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15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1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9/content.xml><?xml version="1.0" encoding="utf-8"?>
<math xmlns="http://www.w3.org/1998/Math/MathML" display="block">
  <semantics>
    <mrow>
      <msub>
        <mi>C</mi>
        <mn>1</mn>
      </msub>
      <mrow>
        <mi>A</mi>
        <mo stretchy="false">=</mo>
        <msub>
          <mi>C</mi>
          <mn>2</mn>
        </msub>
      </mrow>
      <mi>A</mi>
    </mrow>
    <annotation encoding="StarMath 5.0">C_1 A = C_2 A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i mathvariant="italic">AB</mi>
          </mrow>
          <mo fence="true" stretchy="false">)</mo>
        </mrow>
        <mn>2</mn>
      </msup>
      <mo stretchy="false">=</mo>
      <mi mathvariant="italic">ABAB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(AB)^2 = ABAB = left( matrix{ 2 # 0 ## 0 # 2 } right)</annotation>
  </semantics>
</math>
</file>

<file path=Object 120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21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22/content.xml><?xml version="1.0" encoding="utf-8"?>
<math xmlns="http://www.w3.org/1998/Math/MathML" display="block">
  <semantics>
    <mrow>
      <msub>
        <mi>B</mi>
        <mn>1</mn>
      </msub>
      <mo stretchy="false">≠</mo>
      <msub>
        <mi>B</mi>
        <mn>2</mn>
      </msub>
    </mrow>
    <annotation encoding="StarMath 5.0">B_1 &lt;&gt; B_2</annotation>
  </semantics>
</math>
</file>

<file path=Object 123/content.xml><?xml version="1.0" encoding="utf-8"?>
<math xmlns="http://www.w3.org/1998/Math/MathML" display="block">
  <semantics>
    <mi>A</mi>
    <annotation encoding="StarMath 5.0">A</annotation>
  </semantics>
</math>
</file>

<file path=Object 124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12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26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29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row>
      <msup>
        <mi>A</mi>
        <mn>2</mn>
      </msup>
      <mrow>
        <msup>
          <mi>B</mi>
          <mn>2</mn>
        </msup>
        <mo stretchy="false">=</mo>
        <mi mathvariant="italic">AAB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2 B^2 = AABB = left( matrix{ 1 # 0 ## 0 # 4 } right)</annotation>
  </semantics>
</math>
</file>

<file path=Object 13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cA</mi>
          </mrow>
          <mo fence="true" stretchy="false">)</mo>
        </mrow>
        <mo stretchy="false">=</mo>
        <mrow>
          <msup>
            <mi>c</mi>
            <mi>n</mi>
          </msup>
          <mo stretchy="false">×</mo>
          <mi mathvariant="italic">det</mi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sup>
          <mi>c</mi>
          <mi>n</mi>
        </msup>
      </mrow>
    </mrow>
    <annotation encoding="StarMath 5.0">det( cA ) = c^n times det( A ) = det( A ) times c^n</annotation>
  </semantics>
</math>
</file>

<file path=Object 131/content.xml><?xml version="1.0" encoding="utf-8"?>
<math xmlns="http://www.w3.org/1998/Math/MathML" display="block">
  <semantics>
    <mrow>
      <mrow>
        <mi>A</mi>
        <mo stretchy="false">×</mo>
        <mrow>
          <mo fence="true" stretchy="false">[</mo>
          <mrow>
            <mrow>
              <mfrac>
                <mn>1</mn>
                <mrow>
                  <mi mathvariant="italic">det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  <mi mathvariant="italic">adj</mi>
              <mrow>
                <mo fence="true" stretchy="false">(</mo>
                <mrow>
                  <mi>A</mi>
                </mrow>
                <mo fence="true" stretchy="false">)</mo>
              </mrow>
            </mrow>
          </mrow>
          <mo fence="true" stretchy="false">]</mo>
        </mrow>
      </mrow>
      <mo stretchy="false">=</mo>
      <mi>I</mi>
    </mrow>
    <annotation encoding="StarMath 5.0">A times [ {1 over {det(A)}} adj( A ) ] = I</annotation>
  </semantics>
</math>
</file>

<file path=Object 132/content.xml><?xml version="1.0" encoding="utf-8"?>
<math xmlns="http://www.w3.org/1998/Math/MathML" display="block">
  <semantics>
    <mrow>
      <mrow>
        <mi>A</mi>
        <mo stretchy="false">×</mo>
        <mi mathvariant="italic">adj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>I</mi>
      </mrow>
    </mrow>
    <annotation encoding="StarMath 5.0">A times adj( A ) = det( A ) times I</annotation>
  </semantics>
</math>
</file>

<file path=Object 133/content.xml><?xml version="1.0" encoding="utf-8"?>
<math xmlns="http://www.w3.org/1998/Math/MathML" display="block">
  <semantics>
    <mi>A</mi>
    <annotation encoding="StarMath 5.0">A</annotation>
  </semantics>
</math>
</file>

<file path=Object 134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5/content.xml><?xml version="1.0" encoding="utf-8"?>
<math xmlns="http://www.w3.org/1998/Math/MathML" display="block">
  <semantics>
    <mrow>
      <mi>B</mi>
      <mo stretchy="false">=</mo>
      <mi mathvariant="italic">EA</mi>
    </mrow>
    <annotation encoding="StarMath 5.0">B = EA</annotation>
  </semantics>
</math>
</file>

<file path=Object 136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137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A = left( matrix{ 1 # 0 ## 1 # 0 } right)</annotation>
  </semantics>
</math>
</file>

<file path=Object 14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i>k</mi>
          <mo stretchy="false">×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k times det( A )</annotation>
  </semantics>
</math>
</file>

<file path=Object 14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14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o stretchy="false">−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-det( A )</annotation>
  </semantics>
</math>
</file>

<file path=Object 143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14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B ) = det( A )</annotation>
  </semantics>
</math>
</file>

<file path=Object 145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A) = ad - bc</annotation>
  </semantics>
</math>
</file>

<file path=Object 14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A = left ( matrix { a # b ## c # d} right )</annotation>
  </semantics>
</math>
</file>

<file path=Object 14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afh</mi>
          <mo stretchy="false">−</mo>
          <mi mathvariant="italic">bdi</mi>
        </mrow>
      </mrow>
    </mrow>
    <annotation encoding="StarMath 5.0">det(A) = aei + bfg + cdh - ceg - afh - bdi</annotation>
  </semantics>
</math>
</file>

<file path=Object 14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)</mo>
      </mrow>
    </mrow>
    <annotation encoding="StarMath 5.0">A = left ( matrix { a # b # c ## d # e # f ## g # h # i } right )</annotation>
  </semantics>
</math>
</file>

<file path=Object 149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_1 = left( matrix{ 2 # 0 ## 0 # 1 } right)</annotation>
  </semantics>
</math>
</file>

<file path=Object 15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51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sub>
            <mi>a</mi>
            <mn>11</mn>
          </msub>
          <mo stretchy="false">×</mo>
          <msub>
            <mi>a</mi>
            <mn>22</mn>
          </msub>
          <mo stretchy="false">×</mo>
          <mn>...</mn>
          <mo stretchy="false">×</mo>
          <msub>
            <mi>a</mi>
            <mi mathvariant="italic">nn</mi>
          </msub>
        </mrow>
      </mrow>
    </mrow>
    <annotation encoding="StarMath 5.0">det( A ) = a_11 times a_22 times ... times a_nn</annotation>
  </semantics>
</math>
</file>

<file path=Object 15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0 # dotsaxis # 0
## a_21 # a_22 # dotsaxis # 0
## dotsvert # dotsvert # dotsdown # dotsvert
## a_n1 # a_n2 # dotsaxis # a_nn
} right )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p>
              <mi>A</mi>
              <mi>T</mi>
            </msup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A^T ) = det( A )</annotation>
  </semantics>
</math>
</file>

<file path=Object 15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} right )</annotation>
  </semantics>
</math>
</file>

<file path=Object 15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4 ## 1 # 2 # 4} right )</annotation>
  </semantics>
</math>
</file>

<file path=Object 15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
1 # 0 # 0 # 1 ##
-1 # -3 # -3 # 9 ##
2 # 4 # 4 # 0 ##
0 # -2 # -2 # -1
} right )</annotation>
  </semantics>
</math>
</file>

<file path=Object 16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B_2 = left( matrix{ 2 # 0 ## 1 # 3 } right)</annotation>
  </semantics>
</math>
</file>

<file path=Object 162/content.xml><?xml version="1.0" encoding="utf-8"?>
<math xmlns="http://www.w3.org/1998/Math/MathML" display="block">
  <semantics>
    <mi>A</mi>
    <annotation encoding="StarMath 5.0">A</annotation>
  </semantics>
</math>
</file>

<file path=Object 163/content.xml><?xml version="1.0" encoding="utf-8"?>
<math xmlns="http://www.w3.org/1998/Math/MathML" display="block">
  <semantics>
    <mi>B</mi>
    <annotation encoding="StarMath 5.0">B</annotation>
  </semantics>
</math>
</file>

<file path=Object 16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A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 mathvariant="italic">BA</mi>
        </mrow>
        <mo fence="true" stretchy="false">)</mo>
      </mrow>
    </mrow>
    <annotation encoding="StarMath 5.0">det( AB )=det( A ) times det( B ) = det( B ) times det( A ) = det( BA )</annotation>
  </semantics>
</math>
</file>

<file path=Object 17/content.xml><?xml version="1.0" encoding="utf-8"?>
<math xmlns="http://www.w3.org/1998/Math/MathML" display="block">
  <semantics>
    <mi mathvariant="italic">AB</mi>
    <annotation encoding="StarMath 5.0">AB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A=left( matrix{ -1 # 0 ## 2 # 3 } right)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 mathvariant="italic">cA</mi>
    <annotation encoding="StarMath 5.0">cA</annotation>
  </semantics>
</math>
</file>

<file path=Object 23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24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5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det( A ) &lt;&gt; 0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n>0</mn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a_12 # dotsaxis # a_1n
## 0 # a_22 # dotsaxis # a_2n
## dotsvert # dotsvert # dotsdown # dotsvert
## 0 # 0 # dotsaxis # a_nn
} right )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row>
          <mi mathvariant="italic">cA</mi>
          <mo stretchy="false">+</mo>
          <mi mathvariant="italic">cB</mi>
        </mrow>
      </mrow>
    </mrow>
    <annotation encoding="StarMath 5.0">c( A + B ) = cA + cB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)</mo>
      </mrow>
    </mrow>
    <annotation encoding="StarMath 5.0">B=left( matrix{ 1 # 2 ## 3 # 0 } right)</annotation>
  </semantics>
</math>
</file>

<file path=Object 3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 + ( B + C ) = ( A + B ) + C</annotation>
  </semantics>
</math>
</file>

<file path=Object 3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34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5/content.xml><?xml version="1.0" encoding="utf-8"?>
<math xmlns="http://www.w3.org/1998/Math/MathML" display="block">
  <semantics>
    <mrow>
      <mi>c</mi>
      <mi>,</mi>
      <mi>d</mi>
    </mrow>
    <annotation encoding="StarMath 5.0">c, d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  <mrow>
        <mi>A</mi>
        <mo stretchy="false">=</mo>
        <mrow>
          <mi mathvariant="italic">cA</mi>
          <mo stretchy="false">+</mo>
          <mi mathvariant="italic">dA</mi>
        </mrow>
      </mrow>
    </mrow>
    <annotation encoding="StarMath 5.0">( c + d )A = cA + dA</annotation>
  </semantics>
</math>
</file>

<file path=Object 3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row>
        <mn>0</mn>
        <mo stretchy="false">+</mo>
        <mi>A</mi>
      </mrow>
      <mo stretchy="false">=</mo>
      <mi>A</mi>
    </mrow>
    <annotation encoding="StarMath 5.0">A + 0 = 0 + A = A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i mathvariant="italic">cd</mi>
        </mrow>
        <mo fence="true" stretchy="false">)</mo>
      </mrow>
      <mrow>
        <mi>A</mi>
        <mo stretchy="false">=</mo>
        <mi>c</mi>
      </mrow>
      <mrow>
        <mrow>
          <mo fence="true" stretchy="false">(</mo>
          <mrow>
            <mi mathvariant="italic">dA</mi>
          </mrow>
          <mo fence="true" stretchy="false">)</mo>
        </mrow>
        <mo stretchy="false">=</mo>
        <mi>d</mi>
      </mrow>
      <mrow>
        <mo fence="true" stretchy="false">(</mo>
        <mrow>
          <mi mathvariant="italic">cA</mi>
        </mrow>
        <mo fence="true" stretchy="false">)</mo>
      </mrow>
    </mrow>
    <annotation encoding="StarMath 5.0">(cd)A = c( dA ) = d( cA )</annotation>
  </semantics>
</math>
</file>

<file path=Object 39/content.xml><?xml version="1.0" encoding="utf-8"?>
<math xmlns="http://www.w3.org/1998/Math/MathML" display="block">
  <semantics>
    <mrow>
      <mrow>
        <mi>A</mi>
        <mo stretchy="false">−</mo>
        <mi>A</mi>
      </mrow>
      <mo stretchy="false">=</mo>
      <mn>0</mn>
    </mrow>
    <annotation encoding="StarMath 5.0">A - A = 0</annotation>
  </semantics>
</math>
</file>

<file path=Object 4/content.xml><?xml version="1.0" encoding="utf-8"?>
<math xmlns="http://www.w3.org/1998/Math/MathML" display="block">
  <semantics>
    <mrow>
      <mi mathvariant="italic">AB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1</mn>
              </mtd>
              <mtd>
                <mn>4</mn>
              </mtd>
            </mtr>
          </mtable>
        </mrow>
        <mo fence="true" stretchy="true">)</mo>
      </mrow>
    </mrow>
    <annotation encoding="StarMath 5.0">AB = left( matrix{ -1 # -2 ## 11 # 4 } right)</annotation>
  </semantics>
</math>
</file>

<file path=Object 40/content.xml><?xml version="1.0" encoding="utf-8"?>
<math xmlns="http://www.w3.org/1998/Math/MathML" display="block">
  <semantics>
    <mrow>
      <mn>0</mn>
      <mrow>
        <mi>A</mi>
        <mo stretchy="false">=</mo>
        <mn>0</mn>
      </mrow>
    </mrow>
    <annotation encoding="StarMath 5.0">0A = 0</annotation>
  </semantics>
</math>
</file>

<file path=Object 4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42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q</mi>
      </mrow>
      <mi>,</mi>
      <mrow>
        <mi>q</mi>
        <mo stretchy="false">×</mo>
        <mi>n</mi>
      </mrow>
    </mrow>
    <annotation encoding="StarMath 5.0">m times p, p times q, q times n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BC</mi>
          </mrow>
          <mo fence="true" stretchy="false">)</mo>
        </mrow>
        <mo stretchy="false">=</mo>
        <mrow>
          <mo fence="true" stretchy="false">(</mo>
          <mrow>
            <mi mathvariant="italic">AB</mi>
          </mrow>
          <mo fence="true" stretchy="false">)</mo>
        </mrow>
      </mrow>
      <mi>C</mi>
    </mrow>
    <annotation encoding="StarMath 5.0">A( BC ) = ( AB )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T</mi>
            </msup>
          </mrow>
          <mo fence="true" stretchy="false">)</mo>
        </mrow>
        <mi>T</mi>
      </msup>
      <mo stretchy="false">=</mo>
      <mi>A</mi>
    </mrow>
    <annotation encoding="StarMath 5.0">(A^T)^T = A</annotation>
  </semantics>
</math>
</file>

<file path=Object 47/content.xml><?xml version="1.0" encoding="utf-8"?>
<math xmlns="http://www.w3.org/1998/Math/MathML" display="block">
  <semantics>
    <mrow>
      <mi>A</mi>
      <mi>,</mi>
      <msub>
        <mi>C</mi>
        <mn>1</mn>
      </msub>
      <mi>,</mi>
      <msub>
        <mi>C</mi>
        <mn>2</mn>
      </msub>
    </mrow>
    <annotation encoding="StarMath 5.0">A, C_1, C_2</annotation>
  </semantics>
</math>
</file>

<file path=Object 48/content.xml><?xml version="1.0" encoding="utf-8"?>
<math xmlns="http://www.w3.org/1998/Math/MathML" display="block">
  <semantics>
    <mrow>
      <mrow>
        <mi>p</mi>
        <mo stretchy="false">×</mo>
        <mi>n</mi>
      </mrow>
      <mi>,</mi>
      <mrow>
        <mi>m</mi>
        <mo stretchy="false">×</mo>
        <mi>p</mi>
      </mrow>
      <mi>,</mi>
      <mrow>
        <mi>m</mi>
        <mo stretchy="false">×</mo>
        <mi>p</mi>
      </mrow>
    </mrow>
    <annotation encoding="StarMath 5.0">p times n, m times p, m times p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o stretchy="false">+</mo>
            <msub>
              <mi>C</mi>
              <mn>2</mn>
            </msub>
          </mrow>
        </mrow>
        <mo fence="true" stretchy="false">)</mo>
      </mrow>
      <mrow>
        <mi>A</mi>
        <mo stretchy="false">=</mo>
        <msub>
          <mi>C</mi>
          <mn>1</mn>
        </msub>
      </mrow>
      <mrow>
        <mi>A</mi>
        <mo stretchy="false">+</mo>
        <msub>
          <mi>C</mi>
          <mn>2</mn>
        </msub>
      </mrow>
      <mi>A</mi>
    </mrow>
    <annotation encoding="StarMath 5.0">(C_1 + C_2)A = C_1 A + C_2 A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( matrix{ 0 # 1 ## 0 # 1 } right)</annotation>
  </semantics>
</math>
</file>

<file path=Object 50/content.xml><?xml version="1.0" encoding="utf-8"?>
<math xmlns="http://www.w3.org/1998/Math/MathML" display="block">
  <semantics>
    <mrow>
      <mi mathvariant="italic">BA</mi>
      <mo stretchy="false">=</mo>
      <mrow>
        <mo fence="true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</mtr>
          </mtable>
        </mrow>
        <mo fence="true" stretchy="true">)</mo>
      </mrow>
    </mrow>
    <annotation encoding="StarMath 5.0">BA = left( matrix{ 3 # 6 ## -3 # 0 } right)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i>r</mi>
    <annotation encoding="StarMath 5.0">r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space width="2em"/>
            <msub>
              <mi>c</mi>
              <mn>2</mn>
            </msub>
            <mspace width="2em"/>
            <mn>...</mn>
            <mspace width="2em"/>
            <msub>
              <mi>c</mi>
              <mi>n</mi>
            </msub>
          </mrow>
        </mrow>
        <mo fence="true" stretchy="false">)</mo>
      </mrow>
      <mo stretchy="false">≠</mo>
      <mrow>
        <mo fence="true" stretchy="false">(</mo>
        <mrow>
          <mrow>
            <msub>
              <mi>c</mi>
              <mn>1</mn>
            </msub>
            <mi>A</mi>
            <mspace width="2em"/>
            <msub>
              <mi>c</mi>
              <mn>2</mn>
            </msub>
            <mi>A</mi>
            <mspace width="2em"/>
            <mn>...</mn>
            <mspace width="2em"/>
            <msub>
              <mi>c</mi>
              <mi>n</mi>
            </msub>
            <mi>A</mi>
          </mrow>
        </mrow>
        <mo fence="true" stretchy="false">)</mo>
      </mrow>
    </mrow>
    <annotation encoding="StarMath 5.0">(c_1 ~ c_2 ~ ... ~ c_n) &lt;&gt; ( c_1 A ~ c_2 A ~ ... ~ c_n 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n>1</mn>
              </msub>
              <mspace width="2em"/>
              <msub>
                <mi>c</mi>
                <mn>2</mn>
              </msub>
              <mspace width="2em"/>
              <mn>...</mn>
              <mspace width="2em"/>
              <msub>
                <mi>c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 mathvariant="italic">Ac</mi>
                <mn>1</mn>
              </msub>
              <mspace width="2em"/>
              <msub>
                <mi mathvariant="italic">Ac</mi>
                <mn>2</mn>
              </msub>
              <mspace width="2em"/>
              <mn>...</mn>
              <mspace width="2em"/>
              <msub>
                <mi mathvariant="italic">Ac</mi>
                <mi>n</mi>
              </msub>
            </mrow>
          </mrow>
          <mo fence="true" stretchy="false">)</mo>
        </mrow>
      </mrow>
    </mrow>
    <annotation encoding="StarMath 5.0">A( c_1 ~ c_2 ~ ... ~ c_n ) = ( Ac_1 ~ Ac_2 ~ ... ~ Ac_n )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row>
      <mi mathvariant="italic">AB</mi>
      <mo stretchy="false">=</mo>
      <mn>0</mn>
    </mrow>
    <annotation encoding="StarMath 5.0">AB = 0</annotation>
  </semantics>
</math>
</file>

<file path=Object 58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r</mi>
                <mn>1</mn>
              </msub>
              <mspace width="2em"/>
              <msub>
                <mi>r</mi>
                <mn>2</mn>
              </msub>
              <mspace width="2em"/>
              <mn>...</mn>
              <mspace width="2em"/>
              <msub>
                <mi>r</mi>
                <mi>n</mi>
              </msub>
            </mrow>
          </mrow>
          <mo fence="true" stretchy="false">)</mo>
        </mrow>
        <mo stretchy="false">≠</mo>
        <mrow>
          <mo fence="true" stretchy="false">(</mo>
          <mrow>
            <mrow>
              <msub>
                <mi mathvariant="italic">Ar</mi>
                <mn>1</mn>
              </msub>
              <mspace width="2em"/>
              <msub>
                <mi mathvariant="italic">Ar</mi>
                <mn>2</mn>
              </msub>
              <mspace width="2em"/>
              <mn>...</mn>
              <mspace width="2em"/>
              <msub>
                <mi mathvariant="italic">Ar</mi>
                <mi>n</mi>
              </msub>
            </mrow>
          </mrow>
          <mo fence="true" stretchy="false">)</mo>
        </mrow>
      </mrow>
    </mrow>
    <annotation encoding="StarMath 5.0">A( r_1 ~ r_2 ~ ... ~ r_n ) &lt;&gt; ( Ar_1 ~ Ar_2 ~ ... ~ Ar_n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1 # 1 ## 0 # 0 } right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space width="2em"/>
            <msub>
              <mi>r</mi>
              <mn>2</mn>
            </msub>
            <mspace width="2em"/>
            <mn>...</mn>
            <mspace width="2em"/>
            <msub>
              <mi>r</mi>
              <mi>n</mi>
            </msub>
          </mrow>
        </mrow>
        <mo fence="true" stretchy="false">)</mo>
      </mrow>
      <mrow>
        <mi>A</mi>
        <mo stretchy="false">=</mo>
        <mrow>
          <mo fence="true" stretchy="false">(</mo>
          <mrow>
            <mrow>
              <msub>
                <mi>r</mi>
                <mn>1</mn>
              </msub>
              <mi>A</mi>
              <mspace width="2em"/>
              <msub>
                <mi>r</mi>
                <mn>2</mn>
              </msub>
              <mi>A</mi>
              <mspace width="2em"/>
              <mn>...</mn>
              <mspace width="2em"/>
              <msub>
                <mi>r</mi>
                <mi>n</mi>
              </msub>
              <mi>A</mi>
            </mrow>
          </mrow>
          <mo fence="true" stretchy="false">)</mo>
        </mrow>
      </mrow>
    </mrow>
    <annotation encoding="StarMath 5.0">(r_1 ~ r_2 ~ ... ~ r_n)A = ( r_1 A ~ r_2 A ~ ... ~ r_n A )</annotation>
  </semantics>
</math>
</file>

<file path=Object 6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A &lt;&gt; 0</annotation>
  </semantics>
</math>
</file>

<file path=Object 63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64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65/content.xml><?xml version="1.0" encoding="utf-8"?>
<math xmlns="http://www.w3.org/1998/Math/MathML" display="block">
  <semantics>
    <mrow>
      <mi>A</mi>
      <mo stretchy="false">×</mo>
      <mi>A</mi>
      <mo stretchy="false">×</mo>
      <mn>...</mn>
      <mo stretchy="false">×</mo>
      <mi>A</mi>
    </mrow>
    <annotation encoding="StarMath 5.0">A times A  times ... times 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>m</mi>
      <mi>,</mi>
      <mi>n</mi>
    </mrow>
    <annotation encoding="StarMath 5.0">m, n</annotation>
  </semantics>
</math>
</file>

<file path=Object 68/content.xml><?xml version="1.0" encoding="utf-8"?>
<math xmlns="http://www.w3.org/1998/Math/MathML" display="block">
  <semantics>
    <mrow>
      <msup>
        <mi>A</mi>
        <mi>m</mi>
      </msup>
      <mrow>
        <msup>
          <mi>A</mi>
          <mi>n</mi>
        </msup>
        <mo stretchy="false">=</mo>
        <msup>
          <mi>A</mi>
          <mrow>
            <mo fence="true" stretchy="false">(</mo>
            <mrow>
              <mrow>
                <mi>m</mi>
                <mo stretchy="false">+</mo>
                <mi>n</mi>
              </mrow>
            </mrow>
            <mo fence="true" stretchy="false">)</mo>
          </mrow>
        </msup>
      </mrow>
    </mrow>
    <annotation encoding="StarMath 5.0">A^m A^n = A^(m+n)</annotation>
  </semantics>
</math>
</file>

<file path=Object 6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AB = left( matrix{ 0 # 1 ## 0 # 1 } right) left( matrix{ 1 # 1 ## 0 # 0 } right) = left( matrix{ 0 # 0 ## 0 # 0 } right) = 0</annotation>
  </semantics>
</math>
</file>

<file path=Object 70/content.xml><?xml version="1.0" encoding="utf-8"?>
<math xmlns="http://www.w3.org/1998/Math/MathML" display="block">
  <semantics>
    <msup>
      <mrow>
        <mo fence="true" stretchy="false">(</mo>
        <mrow>
          <mi mathvariant="italic">AB</mi>
        </mrow>
        <mo fence="true" stretchy="false">)</mo>
      </mrow>
      <mn>2</mn>
    </msup>
    <annotation encoding="StarMath 5.0">(AB)^2</annotation>
  </semantics>
</math>
</file>

<file path=Object 71/content.xml><?xml version="1.0" encoding="utf-8"?>
<math xmlns="http://www.w3.org/1998/Math/MathML" display="block">
  <semantics>
    <mrow>
      <msup>
        <mi>A</mi>
        <mn>2</mn>
      </msup>
      <msup>
        <mi>B</mi>
        <mn>2</mn>
      </msup>
    </mrow>
    <annotation encoding="StarMath 5.0">A^2 B^2</annotation>
  </semantics>
</math>
</file>

<file path=Object 72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73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row>
        <mi mathvariant="italic">AB</mi>
        <mo stretchy="false">=</mo>
        <mi mathvariant="italic">BA</mi>
      </mrow>
      <mi>,</mi>
      <mrow>
        <mi mathvariant="italic">AC</mi>
        <mo stretchy="false">=</mo>
        <mi mathvariant="italic">CA</mi>
      </mrow>
    </mrow>
    <annotation encoding="StarMath 5.0">AB = BA, AC = CA</annotation>
  </semantics>
</math>
</file>

<file path=Object 75/content.xml><?xml version="1.0" encoding="utf-8"?>
<math xmlns="http://www.w3.org/1998/Math/MathML" display="block">
  <semantics>
    <mrow>
      <mi mathvariant="italic">BC</mi>
      <mo stretchy="false">=</mo>
      <mi mathvariant="italic">CB</mi>
    </mrow>
    <annotation encoding="StarMath 5.0">BC = CB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7/content.xml><?xml version="1.0" encoding="utf-8"?>
<math xmlns="http://www.w3.org/1998/Math/MathML" display="block">
  <semantics>
    <mi>B</mi>
    <annotation encoding="StarMath 5.0">B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A = left( matrix{ 1 # 2 ## 1 # 3 } right)</annotation>
  </semantics>
</math>
</file>

<file path=Object 80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</mrow>
    <annotation encoding="StarMath 5.0">m times p, p times n</annotation>
  </semantics>
</math>
</file>

<file path=Object 81/content.xml><?xml version="1.0" encoding="utf-8"?>
<math xmlns="http://www.w3.org/1998/Math/MathML" display="block">
  <semantics>
    <mi>c</mi>
    <annotation encoding="StarMath 5.0">c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row>
      <mi>A</mi>
      <mi>,</mi>
      <msub>
        <mi>B</mi>
        <mn>1</mn>
      </msub>
      <mi>,</mi>
      <msub>
        <mi>B</mi>
        <mn>2</mn>
      </msub>
    </mrow>
    <annotation encoding="StarMath 5.0">A, B_1, B_2</annotation>
  </semantics>
</math>
</file>

<file path=Object 84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  <mi>,</mi>
      <mrow>
        <mi>p</mi>
        <mo stretchy="false">×</mo>
        <mi>n</mi>
      </mrow>
    </mrow>
    <annotation encoding="StarMath 5.0">m times p, p times n, p times n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fence="true" stretchy="false">)</mo>
        </mrow>
        <mo stretchy="false">=</mo>
        <mrow>
          <msub>
            <mi mathvariant="italic">AB</mi>
            <mn>1</mn>
          </msub>
          <mo stretchy="false">+</mo>
          <msub>
            <mi mathvariant="italic">AB</mi>
            <mn>2</mn>
          </msub>
        </mrow>
      </mrow>
    </mrow>
    <annotation encoding="StarMath 5.0">A(B_1 + B_2) = AB_1 + AB_2</annotation>
  </semantics>
</math>
</file>

<file path=Object 8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87/content.xml><?xml version="1.0" encoding="utf-8"?>
<math xmlns="http://www.w3.org/1998/Math/MathML" display="block">
  <semantics>
    <mi>B</mi>
    <annotation encoding="StarMath 5.0">B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T</mi>
      </msup>
      <mo stretchy="false">=</mo>
      <mrow>
        <msup>
          <mi>A</mi>
          <mi>T</mi>
        </msup>
        <mo stretchy="false">+</mo>
        <msup>
          <mi>B</mi>
          <mi>T</mi>
        </msup>
      </mrow>
    </mrow>
    <annotation encoding="StarMath 5.0">( A + B )^T = A^T + B^T</annotation>
  </semantics>
</math>
</file>

<file path=Object 89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A = left( matrix{ 1 # 0 ## 0 # 2 } right)</annotation>
  </semantics>
</math>
</file>

<file path=Object 90/content.xml><?xml version="1.0" encoding="utf-8"?>
<math xmlns="http://www.w3.org/1998/Math/MathML" display="block">
  <semantics>
    <mrow>
      <msup>
        <mrow>
          <mo fence="true" stretchy="false">(</mo>
          <mrow>
            <mi mathvariant="italic">cA</mi>
          </mrow>
          <mo fence="true" stretchy="false">)</mo>
        </mrow>
        <mi>T</mi>
      </msup>
      <mo stretchy="false">=</mo>
      <msup>
        <mi mathvariant="italic">cA</mi>
        <mi>T</mi>
      </msup>
    </mrow>
    <annotation encoding="StarMath 5.0">( cA )^T = cA^T</annotation>
  </semantics>
</math>
</file>

<file path=Object 91/content.xml><?xml version="1.0" encoding="utf-8"?>
<math xmlns="http://www.w3.org/1998/Math/MathML" display="block">
  <semantics>
    <mi>B</mi>
    <annotation encoding="StarMath 5.0">B</annotation>
  </semantics>
</math>
</file>

<file path=Object 92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93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A</mi>
    <annotation encoding="StarMath 5.0">A</annotation>
  </semantics>
</math>
</file>

<file path=Object 98/content.xml><?xml version="1.0" encoding="utf-8"?>
<math xmlns="http://www.w3.org/1998/Math/MathML" display="block">
  <semantics>
    <mi>n</mi>
    <annotation encoding="StarMath 5.0">n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